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0e166a" style:font-size-asian="12pt" style:font-weight-asian="bold" style:font-name-complex="Verdana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01343" style:font-size-asian="12pt" style:font-weight-asian="bold" style:font-name-complex="Verdana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c2003" style:font-size-asian="12pt" style:font-weight-asian="bold" style:font-name-complex="Verdana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e3e9a" style:font-size-asian="12pt" style:font-weight-asian="bold" style:font-name-complex="Verdana" style:font-size-complex="12pt" style:font-weight-complex="bold"/>
    </style:style>
    <style:style style:name="P5" style:family="paragraph" style:parent-style-name="Table_20_Contents" style:list-style-name="L12">
      <style:paragraph-properties fo:text-align="start" style:justify-single-word="false"/>
      <style:text-properties style:font-name="Times New Roman" fo:font-size="10pt" officeooo:rsid="00af61be" officeooo:paragraph-rsid="001371bc" style:font-size-asian="10pt" style:font-name-complex="Verdana" style:font-size-complex="10pt"/>
    </style:style>
    <style:style style:name="P6" style:family="paragraph" style:parent-style-name="Table_20_Contents" style:list-style-name="L14">
      <style:paragraph-properties fo:text-align="start" style:justify-single-word="false"/>
      <style:text-properties style:font-name="Times New Roman" fo:font-size="10pt" fo:font-weight="normal" officeooo:rsid="00af15be" officeooo:paragraph-rsid="001a2280" style:font-size-asian="10pt" style:font-weight-asian="normal" style:font-name-complex="Verdana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1c2003" style:font-size-asian="10pt" style:font-weight-asian="bold" style:font-name-complex="Verdana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1e3e9a" style:font-size-asian="10pt" style:font-weight-asian="bold" style:font-name-complex="Verdana" style:font-size-complex="10pt" style:font-weight-complex="bold"/>
    </style:style>
    <style:style style:name="P9" style:family="paragraph" style:parent-style-name="Table_20_Contents" style:list-style-name="L9">
      <style:paragraph-properties fo:text-align="start" style:justify-single-word="false"/>
      <style:text-properties style:font-name="Times New Roman" fo:font-size="9pt" officeooo:rsid="00af15be" officeooo:paragraph-rsid="001b7269" style:font-size-asian="9pt" style:font-name-complex="Verdana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01343" style:font-size-asian="10pt" style:font-weight-asian="normal" style:font-name-complex="Verdana" style:font-size-complex="10pt" style:font-weight-complex="normal"/>
    </style:style>
    <style:style style:name="P11" style:family="paragraph" style:parent-style-name="Table_20_Contents" style:list-style-name="L14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caccb" style:font-size-asian="10pt" style:font-style-asian="italic" style:font-weight-asian="bold" style:font-name-complex="Verdana" style:font-size-complex="10pt" style:font-style-complex="italic" style:font-weight-complex="bold"/>
    </style:style>
    <style:style style:name="P12" style:family="paragraph" style:parent-style-name="Table_20_Contents" style:list-style-name="L14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a2280" style:font-size-asian="10pt" style:font-style-asian="italic" style:font-weight-asian="bold" style:font-name-complex="Verdana" style:font-size-complex="10pt" style:font-style-complex="italic" style:font-weight-complex="bold"/>
    </style:style>
    <style:style style:name="P13" style:family="paragraph" style:parent-style-name="Table_20_Contents" style:list-style-name="L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af61be" officeooo:paragraph-rsid="00117653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" style:family="paragraph" style:parent-style-name="Table_20_Contents" style:list-style-name="L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3245f5" officeooo:paragraph-rsid="00117653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" style:family="paragraph" style:parent-style-name="Table_20_Contents" style:list-style-name="L1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188a84" style:font-size-asian="12pt" style:font-style-asian="normal" style:font-weight-asian="bold" style:font-name-complex="Verdana" style:font-size-complex="12pt" style:font-style-complex="normal" style:font-weight-complex="bold"/>
    </style:style>
    <style:style style:name="P16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188a84" style:font-size-asian="12pt" style:font-style-asian="normal" style:font-weight-asian="bold" style:font-name-complex="Verdana" style:font-size-complex="12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1c200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1e3e9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9" style:family="paragraph" style:parent-style-name="Table_20_Contents" style:list-style-name="L7">
      <style:paragraph-properties fo:margin-left="0in" fo:margin-right="0in" fo:text-align="start" style:justify-single-word="false" fo:text-indent="-0.25in" style:auto-text-indent="false"/>
      <style:text-properties style:font-name="Times New Roman" fo:font-size="12pt" fo:font-weight="bold" officeooo:rsid="001ca995" officeooo:paragraph-rsid="001e3e9a" style:font-size-asian="12pt" style:font-weight-asian="bold" style:font-name-complex="Verdana" style:font-size-complex="12pt" style:font-weight-complex="bold"/>
    </style:style>
    <style:style style:name="P20" style:family="paragraph" style:parent-style-name="Standard">
      <style:text-properties officeooo:rsid="000db789" officeooo:paragraph-rsid="000db789"/>
    </style:style>
    <style:style style:name="P21" style:family="paragraph" style:parent-style-name="Standard">
      <style:text-properties officeooo:rsid="000db789" officeooo:paragraph-rsid="00101343"/>
    </style:style>
    <style:style style:name="P22" style:family="paragraph" style:parent-style-name="Standard">
      <style:text-properties officeooo:rsid="000db789" officeooo:paragraph-rsid="001371bc"/>
    </style:style>
    <style:style style:name="P23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0db78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0e166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101343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e639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01343" style:font-size-asian="10pt" style:font-weight-asian="normal" style:font-name-complex="Verdana" style:font-size-complex="10pt" style:font-weight-complex="normal"/>
    </style:style>
    <style:style style:name="P29" style:family="paragraph" style:parent-style-name="Standard" style:list-style-name="L1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e3e9a" style:font-size-asian="10pt" style:font-weight-asian="normal" style:font-name-complex="Verdana" style:font-size-complex="10pt" style:font-weight-complex="normal"/>
    </style:style>
    <style:style style:name="P30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188a84" style:font-size-asian="10pt" style:font-weight-asian="normal" style:font-name-complex="Verdana" style:font-size-complex="10pt" style:font-weight-complex="normal"/>
    </style:style>
    <style:style style:name="P3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10pt" fo:letter-spacing="normal" fo:font-style="normal" style:text-underline-style="none" fo:font-weight="normal" officeooo:rsid="00b967ae" officeooo:paragraph-rsid="00188a8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style:text-position="super 58%" style:font-name="Verdana" fo:font-size="10pt" fo:letter-spacing="normal" fo:font-style="normal" fo:font-weight="normal" officeooo:rsid="0016db75" officeooo:paragraph-rsid="001e3e9a" style:font-size-asian="10pt" style:font-weight-asian="normal" style:font-name-complex="Verdana" style:font-size-complex="10pt" style:font-weight-complex="normal"/>
    </style:style>
    <style:style style:name="P3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b967ae" officeooo:paragraph-rsid="00188a8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5" style:family="paragraph" style:parent-style-name="Standard">
      <style:text-properties officeooo:paragraph-rsid="000db789"/>
    </style:style>
    <style:style style:name="P36" style:family="paragraph" style:parent-style-name="Standard">
      <style:text-properties officeooo:paragraph-rsid="000e166a"/>
    </style:style>
    <style:style style:name="P37" style:family="paragraph" style:parent-style-name="Standard">
      <style:paragraph-properties fo:text-align="center" style:justify-single-word="false"/>
      <style:text-properties officeooo:paragraph-rsid="000e166a"/>
    </style:style>
    <style:style style:name="P38" style:family="paragraph" style:parent-style-name="Standard">
      <style:paragraph-properties fo:text-align="center" style:justify-single-word="false"/>
      <style:text-properties officeooo:paragraph-rsid="00117653"/>
    </style:style>
    <style:style style:name="P39" style:family="paragraph" style:parent-style-name="Standard">
      <style:paragraph-properties fo:text-align="center" style:justify-single-word="false"/>
      <style:text-properties officeooo:paragraph-rsid="001371bc"/>
    </style:style>
    <style:style style:name="P40" style:family="paragraph" style:parent-style-name="Standard">
      <style:paragraph-properties fo:text-align="center" style:justify-single-word="false"/>
      <style:text-properties officeooo:paragraph-rsid="001a2280"/>
    </style:style>
    <style:style style:name="P41" style:family="paragraph" style:parent-style-name="Standard">
      <style:paragraph-properties fo:text-align="center" style:justify-single-word="false"/>
      <style:text-properties officeooo:paragraph-rsid="001caccb"/>
    </style:style>
    <style:style style:name="P42" style:family="paragraph" style:parent-style-name="Standard">
      <style:paragraph-properties fo:text-align="center" style:justify-single-word="false"/>
      <style:text-properties officeooo:paragraph-rsid="001e3e9a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a995" officeooo:paragraph-rsid="000e166a" style:font-size-asian="12pt" style:font-weight-asian="bold" style:font-name-complex="Verdana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101343" style:font-size-asian="10pt" style:font-weight-asian="normal" style:font-name-complex="Verdana" style:font-size-complex="10pt" style:font-weight-complex="normal"/>
    </style:style>
    <style:style style:name="P45" style:family="paragraph" style:parent-style-name="Standard">
      <style:text-properties officeooo:paragraph-rsid="00117653"/>
    </style:style>
    <style:style style:name="P46" style:family="paragraph" style:parent-style-name="Standard" style:list-style-name="L5">
      <style:text-properties fo:font-size="9pt" fo:font-weight="normal" officeooo:paragraph-rsid="000e166a" style:font-size-asian="9pt" style:font-weight-asian="normal" style:font-size-complex="9pt" style:font-weight-complex="normal"/>
    </style:style>
    <style:style style:name="P47" style:family="paragraph" style:parent-style-name="Standard" style:list-style-name="L5">
      <style:text-properties fo:font-size="9pt" fo:font-style="normal" officeooo:rsid="007dc076" officeooo:paragraph-rsid="000e166a" style:font-size-asian="9pt" style:font-style-asian="normal" style:font-size-complex="9pt" style:font-style-complex="normal"/>
    </style:style>
    <style:style style:name="P48" style:family="paragraph" style:parent-style-name="Standard">
      <style:text-properties officeooo:paragraph-rsid="001371bc"/>
    </style:style>
    <style:style style:name="P49" style:family="paragraph" style:parent-style-name="Standard">
      <style:text-properties officeooo:rsid="001c2003" officeooo:paragraph-rsid="001c2003"/>
    </style:style>
    <style:style style:name="P50" style:family="paragraph" style:parent-style-name="Standard">
      <style:text-properties officeooo:paragraph-rsid="001caccb"/>
    </style:style>
    <style:style style:name="P51" style:family="paragraph" style:parent-style-name="Standard">
      <style:text-properties officeooo:paragraph-rsid="001e3e9a"/>
    </style:style>
    <style:style style:name="P52" style:family="paragraph" style:parent-style-name="Standard" style:list-style-name="L19">
      <style:text-properties officeooo:paragraph-rsid="001e3e9a"/>
    </style:style>
    <style:style style:name="P53" style:family="paragraph" style:parent-style-name="Standard">
      <style:paragraph-properties fo:break-before="page"/>
      <style:text-properties officeooo:rsid="000db789" officeooo:paragraph-rsid="00101343"/>
    </style:style>
    <style:style style:name="P54" style:family="paragraph" style:parent-style-name="Standard">
      <style:paragraph-properties fo:break-before="page"/>
      <style:text-properties officeooo:rsid="001c2003" officeooo:paragraph-rsid="001e3e9a"/>
    </style:style>
    <style:style style:name="P55" style:family="paragraph" style:parent-style-name="Standard">
      <style:paragraph-properties fo:break-before="page"/>
      <style:text-properties fo:font-variant="normal" fo:text-transform="none" fo:color="#000000" style:text-position="super 58%" style:font-name="Verdana" fo:font-size="10pt" fo:letter-spacing="normal" fo:font-style="normal" fo:font-weight="normal" officeooo:rsid="0016db75" officeooo:paragraph-rsid="001e3e9a" style:font-size-asian="10pt" style:font-weight-asian="normal" style:font-name-complex="Verdana" style:font-size-complex="10pt" style:font-weight-complex="normal"/>
    </style:style>
    <style:style style:name="P56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e3e9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88a84" style:font-size-asian="10pt" style:font-weight-asian="normal" style:font-name-complex="Verdana" style:font-size-complex="10pt" style:font-weight-complex="normal"/>
    </style:style>
    <style:style style:name="P58" style:family="paragraph" style:parent-style-name="Text_20_body" style:list-style-name="L1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e3e9a" style:font-size-asian="10pt" style:font-weight-asian="normal" style:font-name-complex="Verdana" style:font-size-complex="10pt" style:font-weight-complex="normal"/>
    </style:style>
    <style:style style:name="P59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0e166a" style:font-size-asian="10pt" style:font-weight-asian="normal" style:font-name-complex="Verdana" style:font-size-complex="10pt" style:font-weight-complex="normal"/>
    </style:style>
    <style:style style:name="P60" style:family="paragraph" style:parent-style-name="Text_20_body" style:list-style-name="L1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e3e9a" style:font-size-asian="10pt" style:font-weight-asian="normal" style:font-name-complex="Verdana" style:font-size-complex="10pt" style:font-weight-complex="normal"/>
    </style:style>
    <style:style style:name="P61" style:family="paragraph" style:parent-style-name="Text_20_body" style:list-style-name="L1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2" style:family="paragraph" style:parent-style-name="Text_20_body" style:list-style-name="L1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55e2f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3" style:family="paragraph" style:parent-style-name="Text_20_body" style:list-style-name="L1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4" style:family="paragraph" style:parent-style-name="Text_20_body" style:list-style-name="L1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43cde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5" style:family="paragraph" style:parent-style-name="Text_20_body" style:list-style-name="L1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2ce01" officeooo:paragraph-rsid="001371b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6" style:family="paragraph" style:parent-style-name="Text_20_body" style:list-style-name="L1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1a228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7" style:family="paragraph" style:parent-style-name="Text_20_body" style:list-style-name="L1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a2280" style:font-size-asian="10pt" style:font-style-asian="italic" style:font-weight-asian="bold" style:font-name-complex="Verdana" style:font-size-complex="10pt" style:font-style-complex="italic" style:font-weight-complex="bold"/>
    </style:style>
    <style:style style:name="P68" style:family="paragraph" style:parent-style-name="Text_20_body" style:list-style-name="L1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caccb" style:font-size-asian="10pt" style:font-style-asian="italic" style:font-weight-asian="bold" style:font-name-complex="Verdana" style:font-size-complex="10pt" style:font-style-complex="italic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db8ab" officeooo:paragraph-rsid="001c3633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db8ab" officeooo:paragraph-rsid="001e3e9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71" style:family="paragraph" style:parent-style-name="Text_20_body" style:list-style-name="L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abf54e" officeooo:paragraph-rsid="0016db75" style:font-size-asian="9pt" style:font-weight-asian="normal" style:font-name-complex="Verdana" style:font-size-complex="9pt" style:font-weight-complex="normal"/>
    </style:style>
    <style:style style:name="P72" style:family="paragraph" style:parent-style-name="Text_20_body" style:list-style-name="L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320e2" officeooo:paragraph-rsid="00117653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3" style:family="paragraph" style:parent-style-name="Text_20_body" style:list-style-name="L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9d894" officeooo:paragraph-rsid="00155e2f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4" style:family="paragraph" style:parent-style-name="Text_20_body">
      <style:paragraph-properties fo:text-align="start" style:justify-single-word="false"/>
      <style:text-properties officeooo:paragraph-rsid="001c3633"/>
    </style:style>
    <style:style style:name="P75" style:family="paragraph" style:parent-style-name="Text_20_body">
      <style:paragraph-properties fo:text-align="start" style:justify-single-word="false"/>
      <style:text-properties officeooo:paragraph-rsid="001e3e9a"/>
    </style:style>
    <style:style style:name="P76" style:family="paragraph" style:parent-style-name="Text_20_body">
      <style:text-properties fo:font-size="10pt" officeooo:paragraph-rsid="001e3e9a" style:font-size-asian="10pt" style:font-size-complex="10pt"/>
    </style:style>
    <style:style style:name="P77" style:family="paragraph" style:parent-style-name="Text_20_body">
      <style:text-properties fo:font-size="10pt" fo:font-weight="normal" officeooo:rsid="0026045b" officeooo:paragraph-rsid="001caccb" style:font-size-asian="10pt" style:font-weight-asian="normal" style:font-size-complex="10pt" style:font-weight-complex="normal"/>
    </style:style>
    <style:style style:name="P78" style:family="paragraph" style:parent-style-name="Text_20_body" style:list-style-name="L17">
      <style:paragraph-properties style:line-height-at-least="0.1465in" fo:text-align="start" style:justify-single-word="false"/>
      <style:text-properties fo:font-size="10pt" fo:font-weight="normal" officeooo:rsid="0026045b" officeooo:paragraph-rsid="001caccb" style:font-size-asian="10pt" style:font-weight-asian="normal" style:font-size-complex="10pt" style:font-weight-complex="normal"/>
    </style:style>
    <style:style style:name="P79" style:family="paragraph" style:parent-style-name="Text_20_body" style:list-style-name="L17">
      <style:paragraph-properties style:line-height-at-least="0.1465in" fo:text-align="start" style:justify-single-word="false"/>
      <style:text-properties fo:font-size="10pt" fo:font-weight="normal" officeooo:rsid="0026045b" officeooo:paragraph-rsid="001e3e9a" style:font-size-asian="10pt" style:font-weight-asian="normal" style:font-size-complex="10pt" style:font-weight-complex="normal"/>
    </style:style>
    <style:style style:name="P80" style:family="paragraph" style:parent-style-name="Text_20_body" style:list-style-name="L17">
      <style:text-properties fo:font-size="10pt" fo:font-weight="normal" officeooo:rsid="0026045b" officeooo:paragraph-rsid="001caccb" style:font-size-asian="10pt" style:font-weight-asian="normal" style:font-size-complex="10pt" style:font-weight-complex="normal"/>
    </style:style>
    <style:style style:name="P81" style:family="paragraph" style:parent-style-name="Text_20_body" style:list-style-name="L17">
      <style:text-properties fo:font-size="10pt" fo:font-weight="normal" officeooo:rsid="0026045b" officeooo:paragraph-rsid="001e3e9a" style:font-size-asian="10pt" style:font-weight-asian="normal" style:font-size-complex="10pt" style:font-weight-complex="normal"/>
    </style:style>
    <style:style style:name="P82" style:family="paragraph" style:parent-style-name="Text_20_body" style:list-style-name="L6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0e54eb" style:font-size-asian="10pt" style:font-weight-asian="normal" style:font-name-complex="Verdana" style:font-size-complex="10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0pt" officeooo:rsid="00af15be" officeooo:paragraph-rsid="001e3e9a" style:font-size-asian="10pt" style:font-name-complex="Verdana" style:font-size-complex="10pt"/>
    </style:style>
    <style:style style:name="P84" style:family="paragraph" style:parent-style-name="Text_20_body" style:list-style-name="L12">
      <style:paragraph-properties style:line-height-at-least="0.1465in" fo:text-align="start" style:justify-single-word="false"/>
      <style:text-properties style:font-name="Times New Roman" fo:font-size="10pt" officeooo:rsid="009cf4e6" officeooo:paragraph-rsid="001371bc" style:font-size-asian="10pt" style:font-name-complex="Verdana" style:font-size-complex="10pt"/>
    </style:style>
    <style:style style:name="P85" style:family="paragraph" style:parent-style-name="Text_20_body" style:list-style-name="L14">
      <style:paragraph-properties style:line-height-at-least="0.1465in" fo:text-align="start" style:justify-single-word="false"/>
      <style:text-properties style:font-name="Times New Roman" fo:font-size="10pt" fo:font-weight="normal" officeooo:rsid="00d82ecf" officeooo:paragraph-rsid="001a2280" style:font-size-asian="10pt" style:font-weight-asian="normal" style:font-name-complex="Verdana" style:font-size-complex="10pt" style:font-weight-complex="normal"/>
    </style:style>
    <style:style style:name="P86" style:family="paragraph" style:parent-style-name="Text_20_body" style:list-style-name="L6">
      <style:paragraph-properties fo:text-align="start" style:justify-single-word="false"/>
      <style:text-properties style:font-name="Times New Roman" fo:font-size="9pt" style:text-underline-style="none" fo:font-weight="normal" officeooo:rsid="001ce639" officeooo:paragraph-rsid="000e54eb" style:font-size-asian="9pt" style:font-weight-asian="normal" style:font-name-complex="Verdana" style:font-size-complex="9pt" style:font-weight-complex="normal"/>
    </style:style>
    <style:style style:name="P87" style:family="paragraph" style:parent-style-name="Text_20_body" style:list-style-name="L9">
      <style:paragraph-properties style:line-height-at-least="0.1465in" fo:text-align="start" style:justify-single-word="false"/>
      <style:text-properties style:font-name="Times New Roman" fo:font-size="9pt" officeooo:rsid="00e211dd" officeooo:paragraph-rsid="00117653" style:font-size-asian="9pt" style:font-size-complex="9pt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officeooo:rsid="00af15be" officeooo:paragraph-rsid="001e3e9a" style:font-size-asian="12pt" style:font-name-complex="Verdana" style:font-size-complex="12pt"/>
    </style:style>
    <style:style style:name="P89" style:family="paragraph" style:parent-style-name="Text_20_body" style:list-style-name="L5">
      <style:text-properties fo:font-size="9pt" officeooo:paragraph-rsid="000e166a" style:font-size-asian="9pt" style:font-size-complex="9pt"/>
    </style:style>
    <style:style style:name="P90" style:family="paragraph" style:parent-style-name="Text_20_body" style:list-style-name="L5">
      <style:text-properties fo:font-size="9pt" fo:font-weight="normal" officeooo:rsid="001d6a7d" officeooo:paragraph-rsid="000e166a" style:font-size-asian="9pt" style:font-weight-asian="normal" style:font-size-complex="9pt" style:font-weight-complex="normal"/>
    </style:style>
    <style:style style:name="P91" style:family="paragraph" style:parent-style-name="Text_20_body" style:list-style-name="L5">
      <style:text-properties fo:font-size="9pt" fo:font-weight="normal" officeooo:paragraph-rsid="000e166a" style:font-size-asian="9pt" style:font-weight-asian="normal" style:font-size-complex="9pt" style:font-weight-complex="normal"/>
    </style:style>
    <style:style style:name="P92" style:family="paragraph" style:parent-style-name="Text_20_body" style:list-style-name="L6">
      <style:text-properties fo:font-size="9pt" fo:font-weight="normal" officeooo:paragraph-rsid="000e54eb" style:font-size-asian="9pt" style:font-weight-asian="normal" style:font-size-complex="9pt" style:font-weight-complex="normal"/>
    </style:style>
    <style:style style:name="P93" style:family="paragraph" style:parent-style-name="Text_20_body" style:list-style-name="L8">
      <style:paragraph-properties style:line-height-at-least="0.1465in" fo:text-align="start" style:justify-single-word="false"/>
      <style:text-properties officeooo:rsid="0099d894" officeooo:paragraph-rsid="001371bc"/>
    </style:style>
    <style:style style:name="P94" style:family="paragraph" style:parent-style-name="Text_20_body">
      <style:paragraph-properties style:line-height-at-least="0.1465in" fo:text-align="start" style:justify-single-word="false"/>
      <style:text-properties officeooo:rsid="0099d894" officeooo:paragraph-rsid="001371bc"/>
    </style:style>
    <style:style style:name="P95" style:family="paragraph" style:parent-style-name="Text_20_body">
      <style:text-properties officeooo:paragraph-rsid="001e3e9a"/>
    </style:style>
    <style:style style:name="P9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26f3" officeooo:paragraph-rsid="001e3e9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7" style:family="paragraph" style:parent-style-name="Text_20_body" style:list-style-name="L19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e3e9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1d6a7d" officeooo:paragraph-rsid="001e3e9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2pt" fo:letter-spacing="normal" fo:font-style="normal" style:text-underline-style="none" fo:font-weight="normal" officeooo:rsid="001c26f3" officeooo:paragraph-rsid="001e3e9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officeooo:rsid="000db78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ce639" style:font-size-asian="10pt" style:font-size-complex="10pt"/>
    </style:style>
    <style:style style:name="T4" style:family="text">
      <style:text-properties fo:font-size="10pt" officeooo:rsid="000db789" style:font-size-asian="10pt" style:font-size-complex="10pt"/>
    </style:style>
    <style:style style:name="T5" style:family="text">
      <style:text-properties fo:font-size="10pt" officeooo:rsid="00a5b3ec" style:font-size-asian="10pt" style:font-size-complex="10pt"/>
    </style:style>
    <style:style style:name="T6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7" style:family="text">
      <style:text-properties fo:font-size="10pt" fo:font-style="italic" style:text-underline-style="solid" style:text-underline-width="auto" style:text-underline-color="font-color" officeooo:rsid="001ce639" style:font-size-asian="10pt" style:font-style-asian="italic" style:font-size-complex="10pt" style:font-style-complex="italic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normal" style:font-size-asian="10pt" style:font-size-complex="10pt"/>
    </style:style>
    <style:style style:name="T10" style:family="text">
      <style:text-properties fo:font-size="10pt" fo:font-style="normal" officeooo:rsid="00d8e61c" style:font-size-asian="10pt" style:font-size-complex="10pt"/>
    </style:style>
    <style:style style:name="T11" style:family="text">
      <style:text-properties fo:font-size="10pt" fo:font-style="normal" officeooo:rsid="00da9e87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0db789" style:font-size-asian="10pt" style:font-size-complex="10pt"/>
    </style:style>
    <style:style style:name="T14" style:family="text">
      <style:text-properties fo:font-style="italic" style:text-underline-style="solid" style:text-underline-width="auto" style:text-underline-color="font-color" officeooo:rsid="001c26f3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ba021d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b8d92f" style:font-style-asian="italic" style:font-style-complex="italic"/>
    </style:style>
    <style:style style:name="T18" style:family="text">
      <style:text-properties fo:font-style="italic" officeooo:rsid="00bbf372" style:font-style-asian="italic" style:font-style-complex="italic"/>
    </style:style>
    <style:style style:name="T19" style:family="text">
      <style:text-properties fo:font-style="italic" officeooo:rsid="001b5019" style:font-style-asian="italic" style:font-style-complex="italic"/>
    </style:style>
    <style:style style:name="T20" style:family="text">
      <style:text-properties fo:font-style="italic" officeooo:rsid="000db789" style:font-style-asian="italic" style:font-style-complex="italic"/>
    </style:style>
    <style:style style:name="T21" style:family="text">
      <style:text-properties fo:font-style="italic" officeooo:rsid="001c26f3" style:font-style-asian="italic" style:font-style-complex="italic"/>
    </style:style>
    <style:style style:name="T22" style:family="text">
      <style:text-properties fo:font-style="italic" officeooo:rsid="001371bc" style:font-style-asian="italic" style:font-style-complex="italic"/>
    </style:style>
    <style:style style:name="T23" style:family="text">
      <style:text-properties fo:font-style="italic" style:text-underline-style="none" officeooo:rsid="000db789" style:font-style-asian="italic" style:font-style-complex="italic"/>
    </style:style>
    <style:style style:name="T24" style:family="text">
      <style:text-properties fo:font-style="italic" style:text-underline-style="none" officeooo:rsid="001b5019" style:font-style-asian="italic" style:font-style-complex="italic"/>
    </style:style>
    <style:style style:name="T25" style:family="text">
      <style:text-properties fo:font-style="italic" style:text-underline-style="none" officeooo:rsid="00b967ae" style:font-style-asian="italic" style:font-style-complex="italic"/>
    </style:style>
    <style:style style:name="T26" style:family="text">
      <style:text-properties fo:font-style="italic" style:text-underline-style="none" officeooo:rsid="001c26f3" style:font-style-asian="italic" style:font-style-complex="italic"/>
    </style:style>
    <style:style style:name="T27" style:family="text">
      <style:text-properties fo:font-style="italic" style:text-underline-style="none" officeooo:rsid="00e0cc49" style:font-style-asian="italic" style:font-style-complex="italic"/>
    </style:style>
    <style:style style:name="T28" style:family="text">
      <style:text-properties fo:font-style="italic" style:text-underline-style="none" officeooo:rsid="00e211dd" style:font-style-asian="italic" style:font-style-complex="italic"/>
    </style:style>
    <style:style style:name="T29" style:family="text">
      <style:text-properties fo:font-style="italic" style:text-underline-style="none" officeooo:rsid="00e16a08" style:font-style-asian="italic" style:font-style-complex="italic"/>
    </style:style>
    <style:style style:name="T30" style:family="text">
      <style:text-properties fo:font-style="italic" style:text-underline-style="none" officeooo:rsid="001371bc" style:font-style-asian="italic" style:font-style-complex="italic"/>
    </style:style>
    <style:style style:name="T31" style:family="text">
      <style:text-properties fo:font-style="italic" style:text-underline-style="none" officeooo:rsid="00ba021d" style:font-style-asian="italic" style:font-style-complex="italic"/>
    </style:style>
    <style:style style:name="T32" style:family="text">
      <style:text-properties fo:font-style="italic" style:text-underline-style="none" officeooo:rsid="00188a84" style:font-style-asian="italic" style:font-style-complex="italic"/>
    </style:style>
    <style:style style:name="T33" style:family="text">
      <style:text-properties fo:font-style="italic" style:text-underline-style="none" officeooo:rsid="00bbf372" style:font-style-asian="italic" style:font-style-complex="italic"/>
    </style:style>
    <style:style style:name="T34" style:family="text">
      <style:text-properties fo:font-style="italic" style:text-underline-style="none" officeooo:rsid="00be2e21" style:font-style-asian="italic" style:font-style-complex="italic"/>
    </style:style>
    <style:style style:name="T35" style:family="text">
      <style:text-properties fo:font-style="italic" style:text-underline-style="none" officeooo:rsid="0027cb70" style:font-style-asian="italic" style:font-style-complex="italic"/>
    </style:style>
    <style:style style:name="T36" style:family="text">
      <style:text-properties fo:font-style="italic" style:text-underline-style="none" officeooo:rsid="00243cde" style:font-style-asian="italic" style:font-style-complex="italic"/>
    </style:style>
    <style:style style:name="T37" style:family="text">
      <style:text-properties fo:font-style="italic" style:text-underline-style="none" fo:font-weight="bold" officeooo:rsid="000db789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0db789" style:font-style-asian="italic" style:font-weight-asian="bold" style:font-style-complex="italic" style:font-weight-complex="bold"/>
    </style:style>
    <style:style style:name="T39" style:family="text">
      <style:text-properties fo:font-style="italic" officeooo:rsid="000db789"/>
    </style:style>
    <style:style style:name="T40" style:family="text">
      <style:text-properties officeooo:rsid="001ce639"/>
    </style:style>
    <style:style style:name="T41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style:font-size-asian="10pt" style:font-weight-asian="normal" style:font-name-complex="Verdana" style:font-size-complex="10pt" style:font-weight-complex="normal"/>
    </style:style>
    <style:style style:name="T42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d82ecf" style:font-size-asian="10pt" style:font-weight-asian="normal" style:font-name-complex="Verdana" style:font-size-complex="10pt" style:font-weight-complex="normal"/>
    </style:style>
    <style:style style:name="T43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d8e61c" style:font-size-asian="10pt" style:font-weight-asian="normal" style:font-name-complex="Verdana" style:font-size-complex="10pt" style:font-weight-complex="normal"/>
    </style:style>
    <style:style style:name="T44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style:font-size-asian="10pt" style:font-weight-asian="normal" style:font-name-complex="Verdana" style:font-size-complex="10pt" style:font-weight-complex="normal"/>
    </style:style>
    <style:style style:name="T45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4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0e54e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4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0db78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d32d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5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db789" style:font-size-asian="10pt" style:font-style-asian="normal" style:font-weight-asian="bold" style:font-name-complex="Verdana" style:font-size-complex="10pt" style:font-style-complex="normal" style:font-weight-complex="bold"/>
    </style:style>
    <style:style style:name="T5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e166a" style:font-size-asian="10pt" style:font-style-asian="normal" style:font-weight-asian="bold" style:font-name-complex="Verdana" style:font-size-complex="10pt" style:font-style-complex="normal" style:font-weight-complex="bold"/>
    </style:style>
    <style:style style:name="T5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e54eb" style:font-size-asian="10pt" style:font-style-asian="normal" style:font-weight-asian="bold" style:font-name-complex="Verdana" style:font-size-complex="10pt" style:font-style-complex="normal" style:font-weight-complex="bold"/>
    </style:style>
    <style:style style:name="T5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17653" style:font-size-asian="10pt" style:font-style-asian="normal" style:font-weight-asian="bold" style:font-name-complex="Verdana" style:font-size-complex="10pt" style:font-style-complex="normal" style:font-weight-complex="bold"/>
    </style:style>
    <style:style style:name="T5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55e2f" style:font-size-asian="10pt" style:font-style-asian="normal" style:font-weight-asian="bold" style:font-name-complex="Verdana" style:font-size-complex="10pt" style:font-style-complex="normal" style:font-weight-complex="bold"/>
    </style:style>
    <style:style style:name="T5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a2280" style:font-size-asian="10pt" style:font-style-asian="normal" style:font-weight-asian="bold" style:font-name-complex="Verdana" style:font-size-complex="10pt" style:font-style-complex="normal" style:font-weight-complex="bold"/>
    </style:style>
    <style:style style:name="T5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caccb" style:font-size-asian="10pt" style:font-style-asian="normal" style:font-weight-asian="bold" style:font-name-complex="Verdana" style:font-size-complex="10pt" style:font-style-complex="normal" style:font-weight-complex="bold"/>
    </style:style>
    <style:style style:name="T5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e3e9a" style:font-size-asian="10pt" style:font-style-asian="normal" style:font-weight-asian="bold" style:font-name-complex="Verdana" style:font-size-complex="10pt" style:font-style-complex="normal" style:font-weight-complex="bold"/>
    </style:style>
    <style:style style:name="T5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5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a885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0db78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adb8ab" style:font-size-asian="10pt" style:font-weight-asian="normal" style:font-name-complex="Verdana" style:font-size-complex="10pt" style:font-weight-complex="normal"/>
    </style:style>
    <style:style style:name="T6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a885d" style:font-size-asian="10pt" style:font-weight-asian="normal" style:font-name-complex="Verdana" style:font-size-complex="10pt" style:font-weight-complex="normal"/>
    </style:style>
    <style:style style:name="T6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b7269" style:font-size-asian="10pt" style:font-weight-asian="normal" style:font-name-complex="Verdana" style:font-size-complex="10pt" style:font-weight-complex="normal"/>
    </style:style>
    <style:style style:name="T64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5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6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7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88a8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8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371bc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69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bold" officeooo:rsid="000db789" style:font-size-asian="10pt" style:font-style-asian="italic" style:font-weight-asian="bold" style:font-name-complex="Verdana" style:font-size-complex="10pt" style:font-style-complex="italic" style:font-weight-complex="bold"/>
    </style:style>
    <style:style style:name="T70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1038d06" style:font-style-asian="normal" style:font-weight-asian="normal" style:font-name-complex="Verdana" style:font-style-complex="normal" style:font-weight-complex="normal"/>
    </style:style>
    <style:style style:name="T71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112ce01" style:font-style-asian="normal" style:font-weight-asian="normal" style:font-name-complex="Verdana" style:font-style-complex="normal" style:font-weight-complex="normal"/>
    </style:style>
    <style:style style:name="T72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bold" officeooo:rsid="001a2280" style:font-style-asian="normal" style:font-weight-asian="bold" style:font-name-complex="Verdana" style:font-style-complex="normal" style:font-weight-complex="bold"/>
    </style:style>
    <style:style style:name="T73" style:family="text">
      <style:text-properties fo:font-variant="normal" fo:text-transform="none" fo:color="#000000" style:text-position="0% 100%" style:font-name="Times New Roman" fo:letter-spacing="normal" fo:font-style="normal" style:text-underline-style="none" style:font-style-asian="normal" style:font-name-complex="Verdana" style:font-style-complex="normal"/>
    </style:style>
    <style:style style:name="T74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0db789" style:font-style-asian="normal" style:font-name-complex="Verdana" style:font-style-complex="normal"/>
    </style:style>
    <style:style style:name="T75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0e54eb" style:font-style-asian="normal" style:font-name-complex="Verdana" style:font-style-complex="normal"/>
    </style:style>
    <style:style style:name="T76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adb8ab" style:font-style-asian="normal" style:font-name-complex="Verdana" style:font-style-complex="normal"/>
    </style:style>
    <style:style style:name="T77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1a2280" style:font-style-asian="normal" style:font-name-complex="Verdana" style:font-style-complex="normal"/>
    </style:style>
    <style:style style:name="T78" style:family="text">
      <style:text-properties fo:font-variant="normal" fo:text-transform="none" fo:color="#000000" style:text-position="0% 100%" style:font-name="Times New Roman" fo:letter-spacing="normal" fo:font-style="normal" style:text-underline-style="none" style:font-style-asian="italic" style:font-name-complex="Verdana" style:font-style-complex="italic"/>
    </style:style>
    <style:style style:name="T79" style:family="text">
      <style:text-properties fo:font-variant="normal" fo:text-transform="none" fo:color="#000000" style:text-position="0% 100%" style:font-name="Times New Roman" fo:letter-spacing="normal" style:text-underline-style="none" fo:font-weight="normal" officeooo:rsid="00bbf372" style:font-weight-asian="normal" style:font-name-complex="Verdana" style:font-weight-complex="normal"/>
    </style:style>
    <style:style style:name="T80" style:family="text">
      <style:text-properties fo:font-variant="normal" fo:text-transform="none" fo:color="#000000" style:text-position="0% 100%" style:font-name="Times New Roman" fo:letter-spacing="normal" style:text-underline-style="none" fo:font-weight="normal" officeooo:rsid="00e72bbc" style:font-weight-asian="normal" style:font-name-complex="Verdana" style:font-weight-complex="normal"/>
    </style:style>
    <style:style style:name="T81" style:family="text">
      <style:text-properties fo:font-variant="normal" fo:text-transform="none" fo:color="#000000" style:text-position="0% 100%" fo:letter-spacing="normal" fo:font-style="normal" style:text-underline-style="none" style:font-style-asian="normal" style:font-style-complex="normal"/>
    </style:style>
    <style:style style:name="T82" style:family="text">
      <style:text-properties fo:font-variant="normal" fo:text-transform="none" fo:color="#000000" style:text-position="0% 100%" fo:letter-spacing="normal" fo:font-style="normal" style:text-underline-style="none" officeooo:rsid="00d82ecf" style:font-style-asian="normal" style:font-style-complex="normal"/>
    </style:style>
    <style:style style:name="T83" style:family="text">
      <style:text-properties fo:font-variant="normal" fo:text-transform="none" fo:color="#000000" style:text-position="0% 100%" fo:letter-spacing="normal" fo:font-style="normal" style:text-underline-style="none" officeooo:rsid="001c26f3" style:font-style-asian="normal" style:font-style-complex="normal"/>
    </style:style>
    <style:style style:name="T84" style:family="text">
      <style:text-properties fo:font-variant="normal" fo:text-transform="none" fo:color="#000000" style:text-position="0% 100%" fo:letter-spacing="normal" fo:font-style="normal" style:text-underline-style="none" fo:font-weight="normal" style:font-style-asian="normal" style:font-weight-asian="normal" style:font-name-complex="Verdana" style:font-style-complex="normal" style:font-weight-complex="normal"/>
    </style:style>
    <style:style style:name="T85" style:family="text">
      <style:text-properties fo:font-variant="normal" fo:text-transform="none" fo:color="#000000" style:text-position="0% 100%" fo:letter-spacing="normal" fo:font-style="normal" style:text-underline-style="none" fo:font-weight="normal" officeooo:rsid="00117653" style:font-style-asian="normal" style:font-weight-asian="normal" style:font-name-complex="Verdana" style:font-style-complex="normal" style:font-weight-complex="normal"/>
    </style:style>
    <style:style style:name="T86" style:family="text">
      <style:text-properties fo:font-variant="normal" fo:text-transform="none" fo:color="#000000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fo:color="#000000" style:text-position="0% 100%" fo:letter-spacing="normal" fo:font-style="normal" officeooo:rsid="000e54eb" style:font-style-asian="normal" style:font-style-complex="normal"/>
    </style:style>
    <style:style style:name="T88" style:family="text">
      <style:text-properties fo:font-variant="normal" fo:text-transform="none" fo:color="#000000" style:text-position="0% 100%" fo:letter-spacing="normal" fo:font-style="normal" officeooo:rsid="000db789" style:font-style-asian="normal" style:font-style-complex="normal"/>
    </style:style>
    <style:style style:name="T89" style:family="text">
      <style:text-properties fo:font-variant="normal" fo:text-transform="none" fo:color="#000000" style:text-position="0% 100%" fo:letter-spacing="normal" fo:font-style="normal" officeooo:rsid="001d32d4" style:font-style-asian="normal" style:font-style-complex="normal"/>
    </style:style>
    <style:style style:name="T90" style:family="text">
      <style:text-properties fo:font-variant="normal" fo:text-transform="none" fo:color="#000000" style:text-position="0% 100%" fo:letter-spacing="normal" fo:font-style="normal" officeooo:rsid="00243cde" style:font-style-asian="normal" style:font-style-complex="normal"/>
    </style:style>
    <style:style style:name="T91" style:family="text">
      <style:text-properties fo:font-variant="normal" fo:text-transform="none" fo:color="#000000" style:text-position="0% 100%" fo:letter-spacing="normal" fo:font-style="normal" officeooo:rsid="00da9e87" style:font-style-asian="normal" style:font-style-complex="normal"/>
    </style:style>
    <style:style style:name="T92" style:family="text">
      <style:text-properties fo:font-variant="normal" fo:text-transform="none" fo:color="#000000" style:text-position="0% 100%" fo:letter-spacing="normal" fo:font-style="normal" officeooo:rsid="00c18d86" style:font-style-asian="normal" style:font-style-complex="normal"/>
    </style:style>
    <style:style style:name="T93" style:family="text">
      <style:text-properties fo:font-variant="normal" fo:text-transform="none" fo:color="#000000" style:text-position="0% 100%" fo:letter-spacing="normal" fo:font-style="normal" officeooo:rsid="00c4c765" style:font-style-asian="normal" style:font-style-complex="normal"/>
    </style:style>
    <style:style style:name="T94" style:family="text">
      <style:text-properties fo:font-variant="normal" fo:text-transform="none" fo:color="#000000" style:text-position="0% 100%" fo:letter-spacing="normal" fo:font-style="normal" officeooo:rsid="0014cc74" style:font-style-asian="normal" style:font-style-complex="normal"/>
    </style:style>
    <style:style style:name="T95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adb8ab" style:font-style-asian="italic" style:font-style-complex="italic"/>
    </style:style>
    <style:style style:name="T96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1a885d" style:font-style-asian="italic" style:font-style-complex="italic"/>
    </style:style>
    <style:style style:name="T97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0db789" style:font-style-asian="normal" style:font-style-complex="normal"/>
    </style:style>
    <style:style style:name="T98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da9e87" style:font-style-asian="normal" style:font-style-complex="normal"/>
    </style:style>
    <style:style style:name="T99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c18d86" style:font-style-asian="normal" style:font-style-complex="normal"/>
    </style:style>
    <style:style style:name="T100" style:family="text">
      <style:text-properties fo:font-variant="normal" fo:text-transform="none" fo:color="#000000" style:text-position="0% 100%" fo:letter-spacing="normal" fo:font-style="normal" officeooo:rsid="00adb8ab" style:font-style-asian="italic" style:font-style-complex="italic"/>
    </style:style>
    <style:style style:name="T101" style:family="text">
      <style:text-properties fo:font-variant="normal" fo:text-transform="none" fo:color="#000000" style:text-position="0% 100%" fo:letter-spacing="normal" fo:font-style="normal" officeooo:rsid="00adb8ab"/>
    </style:style>
    <style:style style:name="T102" style:family="text">
      <style:text-properties fo:font-variant="normal" fo:text-transform="none" fo:color="#000000" style:text-position="0% 100%" fo:letter-spacing="normal" fo:font-style="normal" officeooo:rsid="00d8e61c"/>
    </style:style>
    <style:style style:name="T103" style:family="text">
      <style:text-properties fo:font-variant="normal" fo:text-transform="none" fo:color="#000000" style:text-position="0% 100%" fo:letter-spacing="normal" fo:font-style="italic" officeooo:rsid="000db789" style:font-style-asian="italic" style:font-style-complex="italic"/>
    </style:style>
    <style:style style:name="T104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ba021d" style:font-style-asian="italic" style:font-weight-asian="normal" style:font-style-complex="italic" style:font-weight-complex="normal"/>
    </style:style>
    <style:style style:name="T10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67ae" style:font-size-asian="10pt" style:font-weight-asian="normal" style:font-name-complex="Verdana" style:font-size-complex="10pt" style:font-weight-complex="normal"/>
    </style:style>
    <style:style style:name="T10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e0cc49" style:font-size-asian="10pt" style:font-weight-asian="normal" style:font-name-complex="Verdana" style:font-size-complex="10pt" style:font-weight-complex="normal"/>
    </style:style>
    <style:style style:name="T10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8a68" style:font-size-asian="10pt" style:font-weight-asian="normal" style:font-size-complex="10pt" style:font-weight-complex="normal"/>
    </style:style>
    <style:style style:name="T10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8a68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43cd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b967ae" style:font-size-asian="10pt" style:font-weight-asian="normal" style:font-name-complex="Verdana" style:font-size-complex="10pt" style:font-weight-complex="normal"/>
    </style:style>
    <style:style style:name="T11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ba021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officeooo:rsid="00ba021d" style:font-size-asian="10pt" style:font-style-asian="normal" style:font-size-complex="10pt" style:font-style-complex="normal"/>
    </style:style>
    <style:style style:name="T115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6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7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e0cc4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8" style:family="text">
      <style:text-properties fo:font-variant="normal" fo:text-transform="none" fo:color="#000000" style:text-position="0% 100%" style:font-name="Times New Roman" fo:letter-spacing="normal" fo:font-style="italic" style:text-underline-style="none" fo:font-weight="normal" officeooo:rsid="00ba021d" style:font-style-asian="italic" style:font-weight-asian="normal" style:font-style-complex="italic" style:font-weight-complex="normal"/>
    </style:style>
    <style:style style:name="T119" style:family="text">
      <style:text-properties officeooo:rsid="00adb8ab" style:font-style-asian="italic" style:font-style-complex="italic"/>
    </style:style>
    <style:style style:name="T120" style:family="text">
      <style:text-properties officeooo:rsid="001a885d"/>
    </style:style>
    <style:style style:name="T121" style:family="text">
      <style:text-properties officeooo:rsid="00adb8ab"/>
    </style:style>
    <style:style style:name="T122" style:family="text">
      <style:text-properties style:text-underline-style="none"/>
    </style:style>
    <style:style style:name="T123" style:family="text">
      <style:text-properties style:text-underline-style="none" style:font-style-asian="normal" style:font-style-complex="normal"/>
    </style:style>
    <style:style style:name="T124" style:family="text">
      <style:text-properties style:text-underline-style="none" officeooo:rsid="00b98a68"/>
    </style:style>
    <style:style style:name="T125" style:family="text">
      <style:text-properties style:text-underline-style="solid" style:text-underline-width="auto" style:text-underline-color="font-color"/>
    </style:style>
    <style:style style:name="T126" style:family="text">
      <style:text-properties style:text-underline-style="solid" style:text-underline-width="auto" style:text-underline-color="font-color" officeooo:rsid="000db789"/>
    </style:style>
    <style:style style:name="T127" style:family="text">
      <style:text-properties style:text-underline-style="solid" style:text-underline-width="auto" style:text-underline-color="font-color" officeooo:rsid="00adb8ab" style:font-style-asian="italic" style:font-style-complex="italic"/>
    </style:style>
    <style:style style:name="T128" style:family="text">
      <style:text-properties style:text-underline-style="solid" style:text-underline-width="auto" style:text-underline-color="font-color" officeooo:rsid="001a885d" style:font-style-asian="italic" style:font-style-complex="italic"/>
    </style:style>
    <style:style style:name="T129" style:family="text">
      <style:text-properties style:text-underline-style="solid" style:text-underline-width="auto" style:text-underline-color="font-color" officeooo:rsid="00adb8ab"/>
    </style:style>
    <style:style style:name="T130" style:family="text">
      <style:text-properties style:text-underline-style="solid" style:text-underline-width="auto" style:text-underline-color="font-color" officeooo:rsid="00da9e87"/>
    </style:style>
    <style:style style:name="T131" style:family="text">
      <style:text-properties style:text-underline-style="solid" style:text-underline-width="auto" style:text-underline-color="font-color" officeooo:rsid="00c18d86"/>
    </style:style>
    <style:style style:name="T132" style:family="text">
      <style:text-properties style:text-underline-style="solid" style:text-underline-width="auto" style:text-underline-color="font-color" officeooo:rsid="001a885d"/>
    </style:style>
    <style:style style:name="T133" style:family="text">
      <style:text-properties fo:font-style="normal" officeooo:rsid="00bbf372" style:font-style-asian="normal" style:font-style-complex="normal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officeooo:rsid="00101343" style:font-weight-asian="bold" style:font-weight-complex="bold"/>
    </style:style>
    <style:style style:name="T136" style:family="text">
      <style:text-properties fo:font-weight="bold" officeooo:rsid="001371bc" style:font-weight-asian="bold" style:font-weight-complex="bold"/>
    </style:style>
    <style:style style:name="T137" style:family="text">
      <style:text-properties fo:font-weight="bold" officeooo:rsid="001a2280" style:font-style-asian="normal" style:font-weight-asian="bold" style:font-style-complex="normal" style:font-weight-complex="bold"/>
    </style:style>
    <style:style style:name="T138" style:family="text">
      <style:text-properties style:font-name="Times New Roman" officeooo:rsid="01038d06"/>
    </style:style>
    <style:style style:name="T139" style:family="text">
      <style:text-properties style:font-name="Times New Roman" officeooo:rsid="0112ce01"/>
    </style:style>
    <style:style style:name="T140" style:family="text">
      <style:text-properties style:font-name="Times New Roman" fo:font-size="10pt" fo:font-style="normal" style:font-size-asian="10pt" style:font-size-complex="10pt"/>
    </style:style>
    <style:style style:name="T141" style:family="text">
      <style:text-properties style:font-name="Times New Roman" fo:font-size="10pt" fo:font-style="normal" officeooo:rsid="00d8e61c" style:font-size-asian="10pt" style:font-size-complex="10pt"/>
    </style:style>
    <style:style style:name="T142" style:family="text">
      <style:text-properties style:font-name="Times New Roman" fo:font-size="10pt" fo:font-style="normal" officeooo:rsid="00da9e87" style:font-size-asian="10pt" style:font-size-complex="10pt"/>
    </style:style>
    <style:style style:name="T143" style:family="text">
      <style:text-properties officeooo:rsid="001d6a7d"/>
    </style:style>
    <style:style style:name="T144" style:family="text">
      <style:text-properties officeooo:rsid="000e166a"/>
    </style:style>
    <style:style style:name="T145" style:family="text">
      <style:text-properties officeooo:rsid="0112ce01"/>
    </style:style>
    <style:style style:name="T146" style:family="text">
      <style:text-properties style:font-name-complex="Verdana"/>
    </style:style>
    <style:style style:name="T147" style:family="text">
      <style:text-properties officeooo:rsid="007dc076" style:font-name-complex="Verdana"/>
    </style:style>
    <style:style style:name="T148" style:family="text">
      <style:text-properties style:text-position="0% 100%" style:text-underline-style="none" officeooo:rsid="00d82ecf"/>
    </style:style>
    <style:style style:name="T149" style:family="text">
      <style:text-properties style:text-position="0% 100%" style:text-underline-style="none" officeooo:rsid="00131ee1"/>
    </style:style>
    <style:style style:name="T150" style:family="text">
      <style:text-properties style:text-position="0% 100%" style:text-underline-style="none" officeooo:rsid="00117653"/>
    </style:style>
    <style:style style:name="T151" style:family="text">
      <style:text-properties style:text-position="0% 100%" style:text-underline-style="none" officeooo:rsid="0027cb70" style:font-style-asian="normal" style:font-style-complex="normal"/>
    </style:style>
    <style:style style:name="T152" style:family="text">
      <style:text-properties style:text-position="0% 100%" style:text-underline-style="none" officeooo:rsid="00bbf372" style:font-style-asian="normal" style:font-style-complex="normal"/>
    </style:style>
    <style:style style:name="T153" style:family="text">
      <style:text-properties style:text-position="0% 100%" fo:font-style="italic" officeooo:rsid="00b98a68" style:font-style-asian="italic" style:font-style-complex="italic"/>
    </style:style>
    <style:style style:name="T154" style:family="text">
      <style:text-properties style:text-position="0% 100%" fo:font-style="italic" officeooo:rsid="00ba021d" style:font-style-asian="italic" style:font-style-complex="italic"/>
    </style:style>
    <style:style style:name="T155" style:family="text">
      <style:text-properties style:text-position="0% 100%" fo:font-style="italic" officeooo:rsid="0020fb16" style:font-style-asian="italic" style:font-style-complex="italic"/>
    </style:style>
    <style:style style:name="T156" style:family="text">
      <style:text-properties style:text-position="0% 100%" fo:font-style="italic" officeooo:rsid="0112ce01" style:font-style-asian="italic" style:font-style-complex="italic"/>
    </style:style>
    <style:style style:name="T157" style:family="text">
      <style:text-properties style:text-position="0% 100%" fo:font-style="italic" officeooo:rsid="01038d06" style:font-style-asian="italic" style:font-style-complex="italic"/>
    </style:style>
    <style:style style:name="T158" style:family="text">
      <style:text-properties style:text-position="0% 100%" fo:font-style="italic" style:text-underline-style="solid" style:text-underline-width="auto" style:text-underline-color="font-color" officeooo:rsid="00bbf372" style:font-style-asian="italic" style:font-style-complex="italic"/>
    </style:style>
    <style:style style:name="T159" style:family="text">
      <style:text-properties style:text-position="0% 100%" fo:font-size="10pt" style:font-size-asian="10pt" style:font-size-complex="10pt"/>
    </style:style>
    <style:style style:name="T160" style:family="text">
      <style:text-properties style:text-position="0% 100%" fo:font-size="10pt" style:text-underline-style="solid" style:text-underline-width="auto" style:text-underline-color="font-color" style:font-size-asian="10pt" style:font-size-complex="10pt"/>
    </style:style>
    <style:style style:name="T161" style:family="text">
      <style:text-properties style:text-position="0% 100%" style:font-name="Times New Roman" fo:font-size="12pt" style:text-underline-style="none" fo:font-weight="bold" officeooo:rsid="001ca995" style:font-size-asian="12pt" style:font-style-asian="normal" style:font-weight-asian="bold" style:font-size-complex="12pt" style:font-style-complex="normal" style:font-weight-complex="bold"/>
    </style:style>
    <style:style style:name="T162" style:family="text">
      <style:text-properties style:text-position="0% 100%" style:font-name="Times New Roman" fo:font-size="12pt" style:text-underline-style="none" fo:font-weight="bold" officeooo:rsid="001ce639" style:font-size-asian="12pt" style:font-style-asian="normal" style:font-weight-asian="bold" style:font-size-complex="12pt" style:font-style-complex="normal" style:font-weight-complex="bold"/>
    </style:style>
    <style:style style:name="T163" style:family="text">
      <style:text-properties officeooo:rsid="002320e2"/>
    </style:style>
    <style:style style:name="T164" style:family="text">
      <style:text-properties officeooo:rsid="0014cc74"/>
    </style:style>
    <style:style style:name="T165" style:family="text">
      <style:text-properties officeooo:rsid="00c18d86"/>
    </style:style>
    <style:style style:name="T166" style:family="text">
      <style:text-properties style:font-name="Times New Roman" fo:font-size="10pt" officeooo:rsid="00159d54" style:font-size-asian="10pt" style:font-name-complex="Verdana" style:font-size-complex="10pt"/>
    </style:style>
    <style:style style:name="T167" style:family="text">
      <style:text-properties style:font-name="Times New Roman" fo:font-size="10pt" style:font-size-asian="10pt" style:font-size-complex="10pt"/>
    </style:style>
    <style:style style:name="T168" style:family="text">
      <style:text-properties style:font-name="Times New Roman" style:text-underline-style="none" officeooo:rsid="00b98a68"/>
    </style:style>
    <style:style style:name="T169" style:family="text">
      <style:text-properties style:font-name="Times New Roman" fo:font-weight="normal" officeooo:rsid="001ce639" style:font-weight-asian="normal" style:font-weight-complex="normal"/>
    </style:style>
    <style:style style:name="T170" style:family="text">
      <style:text-properties officeooo:rsid="011576ca"/>
    </style:style>
    <style:style style:name="T171" style:family="text">
      <style:text-properties officeooo:rsid="0030336e"/>
    </style:style>
    <style:style style:name="T172" style:family="text">
      <style:text-properties officeooo:rsid="001f9325"/>
    </style:style>
    <style:style style:name="T173" style:family="text">
      <style:text-properties officeooo:rsid="00168933"/>
    </style:style>
    <style:style style:name="T174" style:family="text">
      <style:text-properties officeooo:rsid="00188a84"/>
    </style:style>
    <style:style style:name="T175" style:family="text">
      <style:text-properties officeooo:rsid="00d82ecf"/>
    </style:style>
    <style:style style:name="T176" style:family="text">
      <style:text-properties style:font-style-asian="normal" style:font-style-complex="normal"/>
    </style:style>
    <style:style style:name="T177" style:family="text">
      <style:text-properties fo:font-weight="normal" officeooo:rsid="001ce639" style:font-weight-asian="normal" style:font-weight-complex="normal"/>
    </style:style>
    <style:style style:name="T178" style:family="text">
      <style:text-properties officeooo:rsid="0027cb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1.<text:tab/><text:span text:style-name="T173">Polya Step 1: </text:span>Understanding the Problem to be solved</text:p>
      <text:p text:style-name="P20"/>
      <text:p text:style-name="P20"><text:tab/>Critical Thinking: </text:p>
      <text:p text:style-name="P20"><text:tab/><text:span text:style-name="T134">Element of Reasoning: Key Question</text:span></text:p>
      <text:p text:style-name="P20"><text:tab/></text:p>
      <text:p text:style-name="P20"><text:span text:style-name="T2"><text:tab/>The key </text:span><text:span text:style-name="T6">question</text:span><text:span text:style-name="T7">(s)</text:span><text:span text:style-name="T2"> or </text:span><text:span text:style-name="T6">problem</text:span><text:span text:style-name="T7">(s)</text:span><text:span text:style-name="T2"> is/</text:span><text:span text:style-name="T3">are</text:span><text:span text:style-name="T2">____________________________</text:span></text:p>
      <text:p text:style-name="P23"><text:span text:style-name="T16"><text:tab/>(</text:span><text:span text:style-name="T17">What exactly are we trying to determine? What is the pro</text:span><text:span text:style-name="T18">b</text:span><text:span text:style-name="T17">lem or goal? </text:span><text:span text:style-name="T16">What is the problem asking or what <text:tab/>question am I trying to answer?</text:span><text:span text:style-name="T19">)</text:span></text:p>
      <text:p text:style-name="P23"><text:span text:style-name="T19"/></text:p>
      <text:p text:style-name="P23"><text:span text:style-name="T19"><text:tab/></text:span><text:span text:style-name="T20">The </text:span><text:span text:style-name="T38">Intellectual Standards</text:span><text:span text:style-name="T20"> used to judge the quality of my understanding of the problem are as follows:</text:span></text:p>
      <text:p text:style-name="P23"><text:span text:style-name="T20"/></text:p>
      <text:p text:style-name="P35"><text:span text:style-name="T64"><text:tab/></text:span><text:span text:style-name="T58">Clar</text:span><text:span text:style-name="T59">i</text:span><text:span text:style-name="T58">ty </text:span><text:span text:style-name="T46">– the meaning can be understood; </text:span><text:span text:style-name="T41">Accurate – free of errors; </text:span><text:span text:style-name="T12">Precis</text:span><text:span text:style-name="T13">ion</text:span><text:span text:style-name="T2">- exact to necessary detail </text:span><text:span text:style-name="T4">with <text:tab/>a</text:span><text:span text:style-name="T41">ppropriate attention to details through explicit and accurate use of language </text:span><text:span text:style-name="T43">including mathematical terms, <text:tab/>definitions, labels, analogies, concepts, </text:span><text:span text:style-name="T41">and </text:span><text:span text:style-name="T43">symbols; </text:span><text:span text:style-name="T60">Fairness </text:span><text:span text:style-name="T48">– </text:span><text:span text:style-name="T49">respect for other </text:span><text:span text:style-name="T48">viewpoints or </text:span><text:span text:style-name="T49">interpretations</text:span><text:span text:style-name="T65">.</text:span></text:p>
      <text:p text:style-name="P35"><text:span text:style-name="T65"/></text:p>
      <text:p text:style-name="P35"><text:span text:style-name="T65"><text:tab/></text:span>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37"><text:span text:style-name="T50">Strategies to </text:span><text:span text:style-name="T51">F</text:span><text:span text:style-name="T50">acilitate </text:span><text:span text:style-name="T51">U</text:span><text:span text:style-name="T50">nderstanding the </text:span><text:span text:style-name="T51">P</text:span><text:span text:style-name="T50">roblem</text:span></text:p>
          </table:table-cell>
          <table:covered-table-cell/>
        </table:table-row>
        <table:table-row>
          <table:table-cell table:style-name="Table1.A2" office:value-type="string">
            <text:list xml:id="list6891291977429905781" text:style-name="L5">
              <text:list-item>
                <text:p text:style-name="P46"><text:span text:style-name="T76">Read/Re Read</text:span></text:p>
              </text:list-item>
              <text:list-item>
                <text:p text:style-name="P89">Underline Key Terms</text:p>
              </text:list-item>
              <text:list-item>
                <text:p text:style-name="P89"><text:span text:style-name="T144">Apply </text:span>SQR (<text:span text:style-name="T125">S</text:span>urvey, <text:span text:style-name="T125">Q</text:span>uestion, <text:span text:style-name="T125">R</text:span>ead)*</text:p>
              </text:list-item>
              <text:list-item>
                <text:p text:style-name="P89"><text:span text:style-name="T143">Have I worked a similar problem before i</text:span><text:span text:style-name="T138">n a slightly different form </text:span><text:span text:style-name="T139">wit</text:span><text:span text:style-name="T70">h the same or <text:s/>similar unknown</text:span><text:span text:style-name="T71">s?</text:span><text:span text:style-name="T70"> </text:span></text:p>
              </text:list-item>
              <text:list-item>
                <text:p text:style-name="P47"><text:span text:style-name="T79">Can I break the problem down into sub-problems?</text:span></text:p>
              </text:list-item>
              <text:list-item>
                <text:p text:style-name="P47"><text:span text:style-name="T80">Can I categorize the problem into a particular type?</text:span></text:p>
              </text:list-item>
              <text:list-item>
                <text:p text:style-name="P90"><text:span text:style-name="T74">What seems different about this problem?</text:span></text:p>
              </text:list-item>
            </text:list>
          </table:table-cell>
          <table:table-cell table:style-name="Table1.B2" office:value-type="string">
            <text:list xml:id="list92018022145521" text:continue-numbering="true" text:style-name="L5">
              <text:list-item>
                <text:p text:style-name="P89"><text:span text:style-name="T145">What makes this problem different or more difficult from previous problems that I've solved successfully?</text:span></text:p>
              </text:list-item>
              <text:list-item>
                <text:p text:style-name="P89">Identify goal<text:span text:style-name="T143">(s)</text:span> or unknown<text:span text:style-name="T143">(</text:span>s<text:span text:style-name="T143">)</text:span></text:p>
              </text:list-item>
              <text:list-item>
                <text:p text:style-name="P89"><text:span text:style-name="T83">Can the problem be restated differently?</text:span></text:p>
              </text:list-item>
              <text:list-item>
                <text:p text:style-name="P89"><text:span text:style-name="T146">Draw a picture, graph, or diagram if needed for understanding the problem.</text:span></text:p>
              </text:list-item>
              <text:list-item>
                <text:p text:style-name="P89"><text:span text:style-name="T133">Can I break the problem down into sub-problems?</text:span></text:p>
              </text:list-item>
              <text:list-item>
                <text:p text:style-name="P89"><text:span text:style-name="T82">Could you explain w</text:span><text:span text:style-name="T83">hat </text:span><text:span text:style-name="T82">you </text:span><text:span text:style-name="T83">do not understand about the problem or question</text:span></text:p>
              </text:list-item>
              <text:list-item>
                <text:p text:style-name="P91"><text:span text:style-name="T74">How can I check to see if I am interpreting the information accurately? </text:span></text:p>
              </text:list-item>
            </text:list>
          </table:table-cell>
        </table:table-row>
      </table:table>
      <text:p text:style-name="P20"/>
      <text:p text:style-name="P1"><text:tab/>Element of Reasoning: <text:span text:style-name="T40">Purpose</text:span></text:p>
      <text:p text:style-name="P2"><text:tab/><text:span text:style-name="T2">The </text:span><text:span text:style-name="T6">purpose</text:span><text:span text:style-name="T2"> of the problem is_________________________________________.</text:span></text:p>
      <text:p text:style-name="P10"><text:span text:style-name="T16"><text:tab/>(State as accurately as possible, the purpose for solving the problem. What exactly are we <text:s/>trying to do? What <text:tab/>purpose will our solution achieve? W</text:span><text:span text:style-name="T21">hy is the </text:span><text:span text:style-name="T14">problem important</text:span><text:span text:style-name="T21">?</text:span><text:span text:style-name="T16">) </text:span></text:p>
      <text:p text:style-name="P1"/>
      <text:p text:style-name="P24"><text:span text:style-name="T20"><text:tab/>The </text:span><text:span text:style-name="T38">Intellectual Standards</text:span><text:span text:style-name="T20"> used to judge the quality of my understanding of the problem are as follows:</text:span></text:p>
      <text:p text:style-name="P36"><text:span text:style-name="T64"><text:tab/></text:span><text:span text:style-name="T58">Clar</text:span><text:span text:style-name="T59">i</text:span><text:span text:style-name="T58">ty </text:span><text:span text:style-name="T46">– the </text:span><text:span text:style-name="T47">purpose</text:span><text:span text:style-name="T46"> can be understood; </text:span><text:span text:style-name="T41">Accurate – free of errors; </text:span><text:span text:style-name="T60">Fairness </text:span><text:span text:style-name="T48">– </text:span><text:span text:style-name="T49">respect for other </text:span><text:span text:style-name="T48">viewpoints or <text:tab/></text:span><text:span text:style-name="T49">interpretations</text:span><text:span text:style-name="T65">.</text:span></text:p>
      <text:p text:style-name="P43"><text:span text:style-name="T65"/></text:p>
      <text:list xml:id="list1213206499741228771" text:style-name="L6">
        <text:list-header>
          <text:p text:style-name="P59"/>
        </text:list-header>
      </text:list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37"><text:span text:style-name="T50">Strategies to </text:span><text:span text:style-name="T51">F</text:span><text:span text:style-name="T50">acilitate </text:span><text:span text:style-name="T51">U</text:span><text:span text:style-name="T50">nderstanding the </text:span><text:span text:style-name="T51">P</text:span><text:span text:style-name="T52">urpose</text:span></text:p>
          </table:table-cell>
          <table:covered-table-cell/>
        </table:table-row>
        <table:table-row>
          <table:table-cell table:style-name="Table2.A2" office:value-type="string">
            <text:list xml:id="list92018034162117" text:continue-numbering="true" text:style-name="L6">
              <text:list-item>
                <text:p text:style-name="P92">Why is the <text:span text:style-name="T122">problem important?</text:span></text:p>
              </text:list-item>
              <text:list-item>
                <text:p text:style-name="P92"><text:span text:style-name="T74">Do I understand </text:span><text:span text:style-name="T75">how</text:span><text:span text:style-name="T74"> solving this problem will help me understand mathematics?</text:span></text:p>
              </text:list-item>
            </text:list>
          </table:table-cell>
          <table:table-cell table:style-name="Table2.B2" office:value-type="string">
            <text:list xml:id="list92018035167852" text:continue-numbering="true" text:style-name="L6">
              <text:list-item>
                <text:p text:style-name="P86"><text:span text:style-name="T74">What is the practical importance in obtaining the solution </text:span><text:span text:style-name="T87">withen the context of the problem</text:span><text:span text:style-name="T74">?</text:span></text:p>
              </text:list-item>
            </text:list>
          </table:table-cell>
        </table:table-row>
      </table:table>
      <text:list xml:id="list92018036159357" text:continue-numbering="true" text:style-name="L6">
        <text:list-header>
          <text:p text:style-name="P82"/>
        </text:list-header>
      </text:list>
      <text:p text:style-name="P53"><text:tab/>Critical Thinking: </text:p>
      <text:p text:style-name="P21"><text:tab/><text:span text:style-name="T134">Element of Reasoning: </text:span><text:span text:style-name="T135">Information</text:span><text:tab/></text:p>
      <text:p text:style-name="P21"><text:span text:style-name="T2"><text:tab/>The most important</text:span><text:span text:style-name="T8"> information</text:span><text:span text:style-name="T2"> for addressing and solving the problem is <text:tab/>____________________________________________________________________________</text:span><text:span text:style-name="T66">.</text:span></text:p>
      <text:p text:style-name="P28"><text:span text:style-name="T24"><text:tab/>(Identify key information needed, or presupposed for addressing the problem. Here we are looking for facts or data <text:tab/>relevant</text:span><text:span text:style-name="T25"> to </text:span><text:span text:style-name="T24">the problem, </text:span><text:span text:style-name="T26">What information such as data, and facts </text:span><text:span text:style-name="T27">d</text:span><text:span text:style-name="T26">o I have? What </text:span><text:span text:style-name="T14">information</text:span><text:span text:style-name="T26"> do I need to answer <text:tab/>the question? Does it seem that some </text:span><text:span text:style-name="T14">information</text:span><text:span text:style-name="T26"> is still missing? </text:span><text:span text:style-name="T28">H</text:span><text:span text:style-name="T29">ow is information </text:span><text:span text:style-name="T28">to be </text:span><text:span text:style-name="T29">accessed and used?</text:span><text:span text:style-name="T25">)</text:span></text:p>
      <text:p text:style-name="P25"><text:span text:style-name="T19"/></text:p>
      <text:p text:style-name="P25"><text:span text:style-name="T19"><text:tab/></text:span><text:span text:style-name="T20">The </text:span><text:span text:style-name="T38">Intellectual Standards</text:span><text:span text:style-name="T20"> used to judge the quality of </text:span><text:span text:style-name="T22">Information </text:span><text:span text:style-name="T20">are as follows:</text:span></text:p>
      <text:p text:style-name="P44"><text:span text:style-name="T103"><text:tab/></text:span><text:span text:style-name="T95">Clar</text:span><text:span text:style-name="T96">i</text:span><text:span text:style-name="T95">ty </text:span><text:span text:style-name="T100">– the meaning can be understood; </text:span><text:span text:style-name="T101">Accurate – free of errors; </text:span><text:span text:style-name="T125">Precis</text:span><text:span text:style-name="T126">ion</text:span>- exact to necessary detail <text:span text:style-name="T1">with <text:tab/>a</text:span><text:span text:style-name="T101">ppropriate attention to details through explicit and accurate use of language </text:span><text:span text:style-name="T102">including mathematical terms, <text:tab/>definitions, labels, analogies, concepts, </text:span><text:span text:style-name="T101">and </text:span><text:span text:style-name="T102">symbols; </text:span><text:span text:style-name="T97">Fairness </text:span><text:span text:style-name="T88">– </text:span><text:span text:style-name="T89">respect for other </text:span><text:span text:style-name="T88">viewpoints or </text:span><text:span text:style-name="T89">interpretations; <text:tab/>Significance – focuses on most important, not trivial </text:span><text:span text:style-name="T90">concepts and information</text:span><text:span text:style-name="T89"> to solving the problem;</text:span><text:span text:style-name="T91"> </text:span><text:span text:style-name="T98">R</text:span><text:span text:style-name="T99">elevance</text:span><text:span text:style-name="T92"> <text:tab/>– <text:s/>relating to the problem o</text:span><text:span text:style-name="T93">r</text:span><text:span text:style-name="T92"> issue at hand – </text:span><text:span text:style-name="T94">I want to make sure I use information relevant to the problem. </text:span></text:p>
      <text:p text:style-name="P45"><text:span text:style-name="T65"><text:tab/></text:span></text:p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38"><text:span text:style-name="T50">Strategies </text:span><text:span text:style-name="T57">for </text:span><text:span text:style-name="T53">Information</text:span></text:p>
          </table:table-cell>
          <table:covered-table-cell/>
        </table:table-row>
        <table:table-row>
          <table:table-cell table:style-name="Table3.A2" office:value-type="string">
            <text:list xml:id="list4737192167602009828" text:style-name="L9">
              <text:list-item>
                <text:p text:style-name="P87"><text:span text:style-name="T85">W</text:span><text:span text:style-name="T84">hat information relevant to the mathematical situation or problem at hand do I possess, and how is that information accessed and used?</text:span></text:p>
              </text:list-item>
              <text:list-item>
                <text:p text:style-name="P87"><text:span text:style-name="T147">Is some information extraneous?</text:span></text:p>
              </text:list-item>
              <text:list-item>
                <text:p text:style-name="P9"><text:span text:style-name="T148">Am I assuming </text:span><text:span text:style-name="T149">information is </text:span><text:span text:style-name="T150">true,</text:span><text:span text:style-name="T149"> rather than </text:span><text:span text:style-name="T150">knowing that it is, in fact, accurate</text:span><text:span text:style-name="T149">?</text:span></text:p>
              </text:list-item>
              <text:list-item>
                <text:p text:style-name="P71">How is <text:span text:style-name="T163">the information </text:span><text:s/>connected to the question?</text:p>
              </text:list-item>
            </text:list>
          </table:table-cell>
          <table:table-cell table:style-name="Table3.B2" office:value-type="string">
            <text:list xml:id="list92018049140777" text:continue-numbering="true" text:style-name="L9">
              <text:list-item>
                <text:p text:style-name="P13">Translate information into symbols</text:p>
              </text:list-item>
              <text:list-item>
                <text:p text:style-name="P72">Write a mathematical sentence using the information provided.</text:p>
              </text:list-item>
              <text:list-item>
                <text:p text:style-name="P73">Do I need to seek new information and data?<text:span text:style-name="T5">Make sure you have gathered sufficient data</text:span></text:p>
              </text:list-item>
              <text:list-item>
                <text:p text:style-name="P14"><text:span text:style-name="T1">Can I construct a mathematical sentence with information provided?</text:span></text:p>
              </text:list-item>
            </text:list>
          </table:table-cell>
        </table:table-row>
      </table:table>
      <text:list xml:id="list6244046678409236271" text:style-name="L8">
        <text:list-header>
          <text:p text:style-name="P93"><text:span text:style-name="T1"><text:tab/></text:span></text:p>
        </text:list-header>
      </text:list>
      <text:p text:style-name="P94"><text:span text:style-name="T1"><text:tab/>Critical Thinking: </text:span></text:p>
      <text:p text:style-name="P22"><text:tab/><text:span text:style-name="T134">Element of Reasoning: </text:span><text:span text:style-name="T136">Concepts</text:span><text:tab/></text:p>
      <text:p text:style-name="P22"><text:span text:style-name="T2"><text:tab/></text:span><text:span text:style-name="T166"> </text:span><text:span text:style-name="T105">The key </text:span><text:span text:style-name="T115">concepts</text:span><text:span text:style-name="T105"> we need to understand in this problem are</text:span><text:span text:style-name="T112"> <text:s text:c="41"/>______________. </text:span></text:p>
      <text:p text:style-name="P22"><text:span text:style-name="T105"><text:tab/></text:span><text:span text:style-name="T106">(</text:span><text:span text:style-name="T116">What concepts or content (theorems, definitions, formulas, etc.) do we need to <text:tab/>understand for reaching a <text:tab/>solution?</text:span><text:span text:style-name="T117">)</text:span><text:span text:style-name="T167"><text:tab/></text:span></text:p>
      <text:p text:style-name="P26"><text:span text:style-name="T19"/></text:p>
      <text:p text:style-name="P26"><text:span text:style-name="T19"><text:tab/></text:span><text:span text:style-name="T20">The </text:span><text:span text:style-name="T38">Intellectual Standards</text:span><text:span text:style-name="T20"> used to judge the quality of my understanding of the </text:span><text:span text:style-name="T22">concepts needed to understand <text:tab/>and solve this </text:span><text:span text:style-name="T20">problem are as follows:</text:span></text:p>
      <text:p text:style-name="P27"><text:span text:style-name="T20"><text:tab/></text:span><text:span text:style-name="T127">Clar</text:span><text:span text:style-name="T128">i</text:span><text:span text:style-name="T127">ty </text:span><text:span text:style-name="T119">– the meaning can be understood; </text:span><text:span text:style-name="T129">Accurate</text:span><text:span text:style-name="T121"> – free of errors; </text:span><text:span text:style-name="T129">Precis</text:span><text:span text:style-name="T126">ion</text:span><text:span text:style-name="T121">- exact to necessary detail with <text:tab/>appropriate attention to details through explicit and accurate use of language including mathematical terms, <text:tab/>definitions, labels, analogies, concepts, and symbols; </text:span><text:span text:style-name="T126">Fairness </text:span><text:span text:style-name="T1">– respect for other viewpoints or interpretations; <text:tab/></text:span><text:span text:style-name="T126">Significance</text:span><text:span text:style-name="T1"> – focuses on most important, not trivial concepts and information to solving the problem; </text:span><text:span text:style-name="T130">R</text:span><text:span text:style-name="T131">elevance</text:span><text:span text:style-name="T165"> <text:tab/>– <text:s/>relating to the problem or issue at hand – I want to make sure I use information relevant to the problem</text:span></text:p>
      <text:p text:style-name="P48"><text:span text:style-name="T65"><text:tab/></text:span></text:p>
      <table:table table:name="Table4" table:style-name="Table4">
        <table:table-column table:style-name="Table4.A" table:number-columns-repeated="2"/>
        <table:table-row>
          <table:table-cell table:style-name="Table4.A1" table:number-columns-spanned="2" office:value-type="string">
            <text:p text:style-name="P39"><text:span text:style-name="T50">Strategies </text:span><text:span text:style-name="T56">for</text:span><text:span text:style-name="T50"> </text:span><text:span text:style-name="T56">I</text:span><text:span text:style-name="T53">dentify</text:span><text:span text:style-name="T56">ing</text:span><text:span text:style-name="T53"> </text:span><text:span text:style-name="T56">and Applying </text:span><text:span text:style-name="T54">Concepts</text:span></text:p>
          </table:table-cell>
          <table:covered-table-cell/>
        </table:table-row>
        <table:table-row>
          <table:table-cell table:style-name="Table4.A2" office:value-type="string">
            <text:list xml:id="list4948366571158143942" text:style-name="L12">
              <text:list-item>
                <text:p text:style-name="P5">What concepts or content is related to the problem?</text:p>
              </text:list-item>
              <text:list-item>
                <text:p text:style-name="P84"><text:span text:style-name="T86">Can you explain the main concept behind the problem in your own words?</text:span></text:p>
              </text:list-item>
              <text:list-item>
                <text:p text:style-name="P63">Can you articulate another reasonable ways of <text:s/>looking at the issue?</text:p>
              </text:list-item>
              <text:list-item>
                <text:p text:style-name="P63">Can you explain the main concept behind the problem in your own words?</text:p>
              </text:list-item>
              <text:list-item>
                <text:p text:style-name="P64">Am I using the concepts accurately</text:p>
              </text:list-item>
              <text:list-item>
                <text:p text:style-name="P61">How are concepts/content relevant to the problem and how will information be related to content?</text:p>
                <text:p text:style-name="P63"/>
              </text:list-item>
            </text:list>
          </table:table-cell>
          <table:table-cell table:style-name="Table4.B2" office:value-type="string">
            <text:list xml:id="list92018064169529" text:continue-numbering="true" text:style-name="L12">
              <text:list-item>
                <text:p text:style-name="P61">Can you relate new <text:span text:style-name="T172">concept or content needed to solve this problem </text:span><text:s/>to previous learning?</text:p>
              </text:list-item>
              <text:list-item>
                <text:p text:style-name="P61">How are concepts/content relevant to the problem and how will information be related to content?</text:p>
              </text:list-item>
              <text:list-item>
                <text:p text:style-name="P63">Can you explain the main concept behind the problem in your own words</text:p>
              </text:list-item>
              <text:list-item>
                <text:p text:style-name="P65">Are there <text:span text:style-name="T170">relevant concepts or content</text:span> that I need to review <text:span text:style-name="T170">and internalize</text:span> before proceeding with my solution plan? - <text:span text:style-name="T171">SEEI new content.</text:span></text:p>
              </text:list-item>
              <text:list-item>
                <text:p text:style-name="P62"><text:span text:style-name="T164">How are concepts/content relevant to the problem and how will information be related to content?</text:span></text:p>
              </text:list-item>
            </text:list>
          </table:table-cell>
        </table:table-row>
      </table:table>
      <text:list xml:id="list8589702822939088551" text:style-name="L10">
        <text:list-header>
          <text:p text:style-name="P15"><text:soft-page-break/></text:p>
        </text:list-header>
      </text:list>
      <text:p text:style-name="P16"><text:span text:style-name="T174">Critical Thinking</text:span></text:p>
      <text:p text:style-name="P16"><text:span text:style-name="T174"><text:tab/>Element of Reasoning: Assumptions</text:span></text:p>
      <text:p text:style-name="P31"><text:span text:style-name="T124"><text:tab/></text:span><text:span text:style-name="T168">The main assumption(s) underlying our understanding of the problem is (are) <text:tab/>___________________________________________________________________.</text:span></text:p>
      <text:p text:style-name="P34"><text:span text:style-name="T153"><text:tab/>(What is the author or problem as stated taking for granted? </text:span><text:span text:style-name="T154">What assumptions are we <text:tab/>making? Are our <text:tab/>assumptions justifiable? </text:span><text:span text:style-name="T153">Assumptions are </text:span><text:span text:style-name="T154">generalizations that might be <text:tab/>questioned and are most often <text:tab/>unstated.)</text:span></text:p>
      <text:p text:style-name="P32"><text:span text:style-name="T154"/></text:p>
      <text:p text:style-name="P57"><text:span text:style-name="T23"><text:tab/>The </text:span><text:span text:style-name="T37">Intellectual Standards</text:span><text:span text:style-name="T23"> used to judge the quality </text:span><text:span text:style-name="T32">and reasonableness </text:span><text:span text:style-name="T23">of my </text:span><text:span text:style-name="T32">assumptions </text:span><text:span text:style-name="T30">needed to understand <text:tab/>and solve this </text:span><text:span text:style-name="T23">problem are as follows: </text:span><text:span text:style-name="T125">Clar</text:span><text:span text:style-name="T132">i</text:span><text:span text:style-name="T125">ty</text:span> – the meaning can be understood;<text:span text:style-name="T31"> </text:span><text:span text:style-name="T15">Accurate</text:span><text:span text:style-name="T31"> – free of errors </text:span></text:p>
      <text:p text:style-name="P57"><text:span text:style-name="T31"/></text:p>
      <table:table table:name="Table5" table:style-name="Table5">
        <table:table-column table:style-name="Table5.A" table:number-columns-repeated="2"/>
        <table:table-row>
          <table:table-cell table:style-name="Table5.A1" table:number-columns-spanned="2" office:value-type="string">
            <text:p text:style-name="P40"><text:span text:style-name="T50">Strategies </text:span><text:span text:style-name="T57">for</text:span><text:span text:style-name="T53"> </text:span><text:span text:style-name="T55">Assumptions</text:span></text:p>
          </table:table-cell>
          <table:covered-table-cell/>
        </table:table-row>
        <table:table-row>
          <table:table-cell table:style-name="Table5.A2" office:value-type="string">
            <text:list xml:id="list1469931971850899158" text:style-name="L14">
              <text:list-item>
                <text:p text:style-name="P6">Identify assumptions</text:p>
              </text:list-item>
              <text:list-item>
                <text:p text:style-name="P85"><text:span text:style-name="T81">Am I assuming information is accurate rather than simply accept it as true?</text:span></text:p>
                <text:p text:style-name="P67"><text:span text:style-name="T123"/></text:p>
              </text:list-item>
            </text:list>
          </table:table-cell>
          <table:table-cell table:style-name="Table5.B2" office:value-type="string">
            <text:list xml:id="list92018075166655" text:continue-numbering="true" text:style-name="L14">
              <text:list-item>
                <text:p text:style-name="P66"><text:span text:style-name="T175">Do </text:span>my assumptions make sense?</text:p>
              </text:list-item>
              <text:list-item>
                <text:p text:style-name="P67">Consider the impact of alternative or unexpressed assumptions</text:p>
              </text:list-item>
              <text:list-item>
                <text:p text:style-name="P67"><text:span text:style-name="T176">Consider the impact of removing assumption</text:span></text:p>
              </text:list-item>
            </text:list>
          </table:table-cell>
        </table:table-row>
      </table:table>
      <text:p text:style-name="P49"/>
      <text:p text:style-name="P49">Critical Thinking</text:p>
      <text:p text:style-name="P3"><text:tab/>Element of Reasoning: <text:span text:style-name="T40">Inferences and Interpretations </text:span></text:p>
      <text:p text:style-name="P3"><text:span text:style-name="T177"><text:tab/></text:span><text:span text:style-name="T169">T</text:span><text:span text:style-name="T109">he basis for our </text:span><text:span text:style-name="T114">inferences </text:span><text:span text:style-name="T109">and </text:span><text:span text:style-name="T114">interpretations</text:span><text:span text:style-name="T109"> at this point are</text:span><text:span text:style-name="T108"> <text:tab/>___________</text:span><text:span text:style-name="T107">_____________________________________________.</text:span></text:p>
      <text:p text:style-name="P7"><text:span text:style-name="T104"><text:tab/></text:span><text:span text:style-name="T118">(Is there another way to interpret the information? Can I justify my interpretation of the <text:tab/>information or problem to <text:tab/>be solved? Have I made any inferences beyond what the </text:span></text:p>
      <text:p text:style-name="P17"><text:tab/>evidence implies? Are my inferences consistent?)</text:p>
      <text:p text:style-name="P69"><text:span text:style-name="T39"><text:tab/></text:span></text:p>
      <text:p text:style-name="P74"><text:span text:style-name="T64"><text:tab/>The </text:span><text:span text:style-name="T69">Intellectual Standards</text:span><text:span text:style-name="T64"> used to judge the quality </text:span><text:span text:style-name="T67">and reasonableness </text:span><text:span text:style-name="T64">of my </text:span><text:span text:style-name="T67">assumptions </text:span><text:span text:style-name="T68">needed to understand <text:tab/>and solve this </text:span><text:span text:style-name="T64">problem are as follows: </text:span><text:span text:style-name="T61">Clar</text:span><text:span text:style-name="T62">i</text:span><text:span text:style-name="T61">ty</text:span><text:span text:style-name="T41"> – understandable; </text:span><text:span text:style-name="T61">Accurate</text:span><text:span text:style-name="T41"> – free of errors; </text:span><text:span text:style-name="T12">Precise</text:span><text:span text:style-name="T2">- exact to <text:tab/>necessary detail – </text:span><text:span text:style-name="T41"><text:s/>attention to details through accurate use of language </text:span><text:span text:style-name="T43">including mathematical terms, definitions, <text:tab/>labels, analogies, concepts, </text:span><text:span text:style-name="T41">and </text:span><text:span text:style-name="T43">symbols; </text:span><text:span text:style-name="T63">Fairness</text:span><text:span text:style-name="T44"> – justifiable, multiple viewpoints or representations; </text:span><text:span text:style-name="T63">Breadth</text:span><text:span text:style-name="T44">- <text:tab/>encompasses multiple view points or representations. Most math concepts, problems and solutions can be <text:tab/>represented using symbols, numbers, graphs, or descriptively using one's language.</text:span><text:span text:style-name="T45"> </text:span><text:span text:style-name="T113">Significance</text:span><text:span text:style-name="T110"> – focuses on most <text:tab/>Important, not trivial </text:span><text:span text:style-name="T111">concepts and information</text:span><text:span text:style-name="T110"> to solving the problem</text:span></text:p>
      <text:p text:style-name="P74"><text:span text:style-name="T110"/></text:p>
      <table:table table:name="Table6" table:style-name="Table6">
        <table:table-column table:style-name="Table6.A" table:number-columns-repeated="2"/>
        <table:table-row>
          <table:table-cell table:style-name="Table6.A1" table:number-columns-spanned="2" office:value-type="string">
            <text:p text:style-name="P41"><text:span text:style-name="T50">Strategies </text:span><text:span text:style-name="T56">for Interpreting and </text:span><text:span text:style-name="T57">M</text:span><text:span text:style-name="T56">aking Inferences</text:span></text:p>
          </table:table-cell>
          <table:covered-table-cell/>
        </table:table-row>
        <table:table-row>
          <table:table-cell table:style-name="Table6.A2" office:value-type="string">
            <text:list xml:id="list1732843758856786994" text:style-name="L17">
              <text:list-item>
                <text:p text:style-name="P78"><text:span text:style-name="T73">Are my inferences reasonable?</text:span></text:p>
              </text:list-item>
              <text:list-item>
                <text:p text:style-name="P80"><text:span text:style-name="T178">Have I thought through other inormation that can be reasonably infered from the information provided?</text:span></text:p>
                <text:p text:style-name="P78"><text:span text:style-name="T72"/></text:p>
              </text:list-item>
            </text:list>
          </table:table-cell>
          <table:table-cell table:style-name="Table6.B2" office:value-type="string">
            <text:list xml:id="list92018091163645" text:continue-numbering="true" text:style-name="L17">
              <text:list-item>
                <text:p text:style-name="P78"><text:span text:style-name="T78">Am I interpreting representations correctly (graphs, charts, etc.)?</text:span></text:p>
              </text:list-item>
              <text:list-item>
                <text:p text:style-name="P78"><text:span text:style-name="T77">Is there another way to interpret the information?Are my inferences reasonable?</text:span></text:p>
              </text:list-item>
            </text:list>
          </table:table-cell>
        </table:table-row>
      </table:table>
      <text:p text:style-name="P50"/>
      <text:p text:style-name="P54">Critical Thinking</text:p>
      <text:p text:style-name="P4"><text:tab/>Element of Reasoning: <text:span text:style-name="T40">Inferences and Interpretations </text:span></text:p>
      <text:p text:style-name="P4"><text:span text:style-name="T177"><text:tab/></text:span><text:span text:style-name="T169">T</text:span><text:span text:style-name="T109">he basis for our </text:span><text:span text:style-name="T114">inferences </text:span><text:span text:style-name="T109">and </text:span><text:span text:style-name="T114">interpretations</text:span><text:span text:style-name="T109"> at this point are</text:span><text:span text:style-name="T108"> <text:tab/>___________</text:span><text:span text:style-name="T107">_____________________________________________.</text:span></text:p>
      <text:p text:style-name="P8"><text:span text:style-name="T104"><text:tab/></text:span><text:span text:style-name="T118">(Is there another way to interpret the information? Can I justify my interpretation of the <text:tab/>information or problem to <text:tab/>be solved? Have I made any inferences beyond what the </text:span></text:p>
      <text:p text:style-name="P18"><text:tab/>evidence implies? Are my inferences consistent?)</text:p>
      <text:p text:style-name="P70"><text:span text:style-name="T39"><text:tab/></text:span></text:p>
      <text:p text:style-name="P75"><text:span text:style-name="T64"><text:tab/>The </text:span><text:span text:style-name="T69">Intellectual Standards</text:span><text:span text:style-name="T64"> used to judge the quality </text:span><text:span text:style-name="T67">and reasonableness </text:span><text:span text:style-name="T64">of my </text:span><text:span text:style-name="T67">assumptions </text:span><text:span text:style-name="T68">needed to understand <text:tab/>and solve this </text:span><text:span text:style-name="T64">problem are as follows: </text:span><text:span text:style-name="T61">Clar</text:span><text:span text:style-name="T62">i</text:span><text:span text:style-name="T61">ty</text:span><text:span text:style-name="T41"> – understandable; </text:span><text:span text:style-name="T61">Accurate</text:span><text:span text:style-name="T41"> – free of errors; </text:span><text:span text:style-name="T12">Precise</text:span><text:span text:style-name="T2">- exact to <text:tab/>necessary detail – </text:span><text:span text:style-name="T41"><text:s/>attention to details through accurate use of language </text:span><text:span text:style-name="T43">including mathematical terms, definitions, <text:tab/>labels, analogies, concepts, </text:span><text:span text:style-name="T41">and </text:span><text:span text:style-name="T43">symbols; </text:span><text:span text:style-name="T63">Fairness</text:span><text:span text:style-name="T44"> – justifiable, multiple viewpoints or representations; </text:span><text:span text:style-name="T63">Breadth</text:span><text:span text:style-name="T44">- <text:tab/>encompasses multiple view points or representations. Most math concepts, problems and solutions can be <text:tab/>represented using symbols, numbers, graphs, or descriptively using one's language.</text:span><text:span text:style-name="T45"> </text:span><text:span text:style-name="T113">Significance</text:span><text:span text:style-name="T110"> – focuses on most <text:tab/>Important, not trivial </text:span><text:span text:style-name="T111">concepts and information</text:span><text:span text:style-name="T110"> to solving the problem</text:span></text:p>
      <text:p text:style-name="P75"><text:span text:style-name="T110"/></text:p>
      <table:table table:name="Table7" table:style-name="Table7">
        <table:table-column table:style-name="Table7.A" table:number-columns-repeated="2"/>
        <table:table-row>
          <table:table-cell table:style-name="Table7.A1" table:number-columns-spanned="2" office:value-type="string">
            <text:p text:style-name="P42"><text:span text:style-name="T50">Strategies </text:span><text:span text:style-name="T56">for Interpreting and </text:span><text:span text:style-name="T57">M</text:span><text:span text:style-name="T56">aking Inferences</text:span></text:p>
          </table:table-cell>
          <table:covered-table-cell/>
        </table:table-row>
        <table:table-row>
          <table:table-cell table:style-name="Table7.A2" office:value-type="string">
            <text:list xml:id="list92018103163777" text:continue-numbering="true" text:style-name="L17">
              <text:list-item>
                <text:p text:style-name="P79"><text:span text:style-name="T73">Are my inferences reasonable?</text:span></text:p>
              </text:list-item>
              <text:list-item>
                <text:p text:style-name="P81"><text:span text:style-name="T178">Have I thought through other inormation that can be reasonably infered from the information provided?</text:span></text:p>
                <text:p text:style-name="P79"><text:span text:style-name="T72"/></text:p>
              </text:list-item>
            </text:list>
          </table:table-cell>
          <table:table-cell table:style-name="Table7.B2" office:value-type="string">
            <text:list xml:id="list92018105141226" text:continue-numbering="true" text:style-name="L17">
              <text:list-item>
                <text:p text:style-name="P79"><text:span text:style-name="T78">Am I interpreting representations correctly (graphs, charts, etc.)?</text:span></text:p>
              </text:list-item>
              <text:list-item>
                <text:p text:style-name="P79"><text:span text:style-name="T77">Is there another way to interpret the information?Are my inferences reasonable?</text:span></text:p>
              </text:list-item>
            </text:list>
          </table:table-cell>
        </table:table-row>
      </table:table>
      <text:p text:style-name="P51"/>
      <text:p text:style-name="P55"><text:span text:style-name="T151"/></text:p>
      <text:p text:style-name="P33"><text:span text:style-name="T161">Element of Reasoning: </text:span><text:span text:style-name="T162">Conclusions</text:span><text:span text:style-name="T151"> </text:span><text:span text:style-name="T152">The most important </text:span><text:span text:style-name="T158">conclusion(s)</text:span><text:span text:style-name="T152"> or Implication(s) in solving this problem is (are)____________________________________________________________________.</text:span></text:p>
      <text:p text:style-name="P56"><text:span text:style-name="T33">(</text:span><text:span text:style-name="T34">Does my answer(s) make sense within the context of the problem? What did I learn from solving this problem? Can my strategies be extended to other types of problems? What would I do differently next time? </text:span><text:span text:style-name="T27">Can I present my analysis and solution using a clear <text:s/>coherent argument reflecting the sophistication appropriate to the problem at hand.</text:span><text:span text:style-name="T35">)</text:span></text:p>
      <text:list xml:id="list6699544544229922993" text:style-name="L19">
        <text:list-item>
          <text:p text:style-name="P29">Clar<text:span text:style-name="T120">i</text:span>ty – understandable, the meaning can be understood</text:p>
        </text:list-item>
        <text:list-item>
          <text:p text:style-name="P58">Accurate – free of errors -</text:p>
        </text:list-item>
        <text:list-item>
          <text:p text:style-name="P52"><text:span text:style-name="T2">Precise- exact to necessary detail – </text:span><text:span text:style-name="Emphasis"><text:span text:style-name="T9">degree of precision appropriate for the problem context. </text:span></text:span><text:span text:style-name="T42">a</text:span><text:span text:style-name="T41">ppropriate attention to details through explicit and accurate use of language </text:span><text:span text:style-name="T43">including mathematical terms, definitions, labels, analogies, concepts, </text:span><text:span text:style-name="T41">and </text:span><text:span text:style-name="T43">symbols.</text:span></text:p>
        </text:list-item>
        <text:list-item>
          <text:p text:style-name="P60">Fairness – justifiable, multiple viewpoints or representations</text:p>
        </text:list-item>
        <text:list-item>
          <text:p text:style-name="P60">Breadth- encompasses multiple view points or representations. Most math concepts, problems and solutions can be represented using symbols, numbers, graphs, or descriptively using one's language.</text:p>
        </text:list-item>
        <text:list-item>
          <text:p text:style-name="P97"><text:span text:style-name="T35">Significance – focuses on most important, not trivial </text:span><text:span text:style-name="T36">concepts and information</text:span><text:span text:style-name="T35"> to solving the problem</text:span></text:p>
        </text:list-item>
      </text:list>
      <text:p text:style-name="P76">Could you be more precise? </text:p>
      <text:p text:style-name="P76">Am I being specific?</text:p>
      <text:p text:style-name="P76">Am I providing details?</text:p>
      <text:p text:style-name="P76">Do I need more details?</text:p>
      <text:p text:style-name="P76">Could you provide more details?</text:p>
      <text:p text:style-name="P76">Could be more exact or specific?</text:p>
      <text:p text:style-name="P95"><text:span text:style-name="Emphasis"><text:span text:style-name="T141">Could </text:span></text:span><text:span text:style-name="Emphasis"><text:span text:style-name="T142">stat</text:span></text:span><text:span text:style-name="Emphasis"><text:span text:style-name="T141">e </text:span></text:span><text:span text:style-name="Emphasis"><text:span text:style-name="T142">your understanding</text:span></text:span><text:span text:style-name="Emphasis"><text:span text:style-name="T141"> of the math term </text:span></text:span><text:span text:style-name="Emphasis"><text:span text:style-name="T142">you are</text:span></text:span><text:span text:style-name="Emphasis"><text:span text:style-name="T141"> using i</text:span></text:span><text:span text:style-name="Emphasis"><text:span text:style-name="T140">n </text:span></text:span><text:span text:style-name="Emphasis"><text:span text:style-name="T142">your </text:span></text:span><text:span text:style-name="Emphasis"><text:span text:style-name="T140">reasoning? </text:span></text:span></text:p>
      <text:p text:style-name="P88"><text:span text:style-name="Emphasis"><text:span text:style-name="T10">Could you </text:span></text:span><text:span text:style-name="Emphasis"><text:span text:style-name="T9">state </text:span></text:span><text:span text:style-name="Emphasis"><text:span text:style-name="T11">more explicitly </text:span></text:span><text:span text:style-name="Emphasis"><text:span text:style-name="T9">the meaning of, </text:span></text:span><text:span text:style-name="Emphasis"><text:span text:style-name="T11">or elaborate on, (choose) the math term, definition, skill, procedure, </text:span></text:span><text:span text:style-name="Emphasis"><text:span text:style-name="T9">symbol</text:span></text:span><text:span text:style-name="Emphasis"><text:span text:style-name="T11">(</text:span></text:span><text:span text:style-name="Emphasis"><text:span text:style-name="T9">s</text:span></text:span><text:span text:style-name="Emphasis"><text:span text:style-name="T11">)</text:span></text:span><text:span text:style-name="Emphasis"><text:span text:style-name="T9">, units of measure, labeling </text:span></text:span><text:span text:style-name="Emphasis"><text:span text:style-name="T11">of </text:span></text:span><text:span text:style-name="Emphasis"><text:span text:style-name="T9">axes, </text:span></text:span><text:span text:style-name="Emphasis"><text:span text:style-name="T11">etc. that you are using?</text:span></text:span><text:span text:style-name="T2"> </text:span></text:p>
      <text:p text:style-name="P83"/>
      <text:p text:style-name="P99"><text:span text:style-name="T159">What </text:span><text:span text:style-name="T160">questions</text:span><text:span text:style-name="T159"> to I have before I can begin to devise a solution plan? </text:span></text:p>
      <text:p text:style-name="P96"/>
      <text:p text:style-name="P98"><text:span text:style-name="T155">Can you </text:span><text:span text:style-name="T156">apply a </text:span><text:span text:style-name="T157">method <text:s/>that was successful earli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4:59:36.771000000</meta:creation-date>
    <dc:date>2014-01-10T09:20:17.936000000</dc:date>
    <meta:editing-duration>PT16H58M16S</meta:editing-duration>
    <meta:editing-cycles>7</meta:editing-cycles>
    <meta:generator>LibreOffice/4.1.4.2$Windows_x86 LibreOffice_project/0a0440ccc0227ad9829de5f46be37cfb6edcf72</meta:generator>
    <meta:document-statistic meta:table-count="7" meta:image-count="0" meta:object-count="0" meta:page-count="5" meta:paragraph-count="122" meta:word-count="1718" meta:character-count="11785" meta:non-whitespace-character-count="10042"/>
  </office:meta>
</office:document-meta>
</file>